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87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241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3.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42"/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min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/>
          <table:table-cell office:value-type="string" table:number-columns-spanned="6" table:number-rows-spanned="1">
            <text:p>LVL Cruve</text:p>
          </table:table-cell>
          <table:covered-table-cell table:number-columns-repeated="5"/>
        </table:table-row>
        <table:table-row table:style-name="ro1">
          <table:table-cell office:value-type="string">
            <text:p>digg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style-name="ce1" office:value-type="string">
            <text:p>(50000+750x)/(1+5*e^-0,04x) -8273</text:p>
          </table:table-cell>
          <table:table-cell>
            <draw:frame table:end-cell-address="Sheet1.O23" table:end-x="0.424cm" table:end-y="0.22cm" draw:z-index="0" draw:style-name="gr1" svg:width="22.829cm" svg:height="10.479cm" svg:x="0.157cm" svg:y="0.111cm">
              <draw:object draw:notify-on-update-of-ranges="Sheet3.B1:Sheet3.B1 Sheet3.B2:Sheet3.B401 Sheet3.C1:Sheet3.C1 Sheet3.C2:Sheet3.C4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acrobatics</text:p>
          </table:table-cell>
          <table:table-cell office:value-type="string">
            <text:p>less fall dmg + (faster sprint 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swimming</text:p>
          </table:table-cell>
          <table:table-cell office:value-type="string">
            <text:p>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morer</text:p>
          </table:table-cell>
          <table:table-cell office:value-type="string">
            <text:p>armor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lchemy</text:p>
          </table:table-cell>
          <table:table-cell office:value-type="string">
            <text:p>chance of <text:s/>2x dro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archery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lacksmith</text:p>
          </table:table-cell>
          <table:table-cell office:value-type="string">
            <text:p>chance of <text:s/>2x drop by smelting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boxing</text:p>
          </table:table-cell>
          <table:table-cell office:value-type="string">
            <text:p>dmg multiplikator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ish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erbalism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hunting</text:p>
          </table:table-cell>
          <table:table-cell office:value-type="string">
            <text:p>chance of <text:s/>2x drop by all kind of mobs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farming</text:p>
          </table:table-cell>
          <table:table-cell office:value-type="string">
            <text:p>chance of <text:s/>2x drop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Wood cutting</text:p>
          </table:table-cell>
          <table:table-cell office:value-type="string">
            <text:p>chance of <text:s/>2x drop + speed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>
          <table:table-cell office:value-type="string">
            <text:p>diving</text:p>
          </table:table-cell>
          <table:table-cell office:value-type="string">
            <text:p>longer breath</text:p>
          </table:table-cell>
          <table:table-cell office:value-type="string">
            <text:p>0,05 sec per lvl</text:p>
          </table:table-cell>
          <table:table-cell table:number-columns-repeated="7"/>
        </table:table-row>
        <table:table-row table:style-name="ro1">
          <table:table-cell office:value-type="string">
            <text:p>Knolwed /wisdome</text:p>
          </table:table-cell>
          <table:table-cell office:value-type="string">
            <text:p>skill exp boost (lvl boost?)</text:p>
          </table:table-cell>
          <table:table-cell office:value-type="string">
            <text:p>0,1% per lvl</text:p>
          </table:table-cell>
          <table:table-cell table:number-columns-repeated="7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6" table:number-columns-repeated="5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exp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  <table:table-cell>
            <draw:frame table:end-cell-address="Sheet2.R34" table:end-x="0.529cm" table:end-y="0.054cm" draw:z-index="0" draw:style-name="gr1" svg:width="29.773cm" svg:height="15.749cm" svg:x="0.112cm" svg:y="0.107cm">
              <draw:object draw:notify-on-update-of-ranges="Sheet2.A2:Sheet2.A41 Sheet2.B1:Sheet2.B1 Sheet2.B2:Sheet2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2]+17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3]+17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4]+17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5]+17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6]+17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7]+17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8]+17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9]+17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0]+17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1]+17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2]+17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3]+17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4]+17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5]+17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((3*[.A17])-31)+[.B16]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((3*[.A18])-31)+[.B17]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((3*[.A19])-31)+[.B18]"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((3*[.A20])-31)+[.B19]" office:value-type="float" office:value="341">
            <text:p>34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((3*[.A21])-31)+[.B20]" office:value-type="float" office:value="370">
            <text:p>37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((3*[.A22])-31)+[.B21]" office:value-type="float" office:value="402">
            <text:p>40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((3*[.A23])-31)+[.B22]" office:value-type="float" office:value="437">
            <text:p>43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((3*[.A24])-31)+[.B23]" office:value-type="float" office:value="475">
            <text:p>47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((3*[.A25])-31)+[.B24]" office:value-type="float" office:value="516">
            <text:p>51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((3*[.A26])-31)+[.B25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((3*[.A27])-31)+[.B26]" office:value-type="float" office:value="607">
            <text:p>60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((3*[.A28])-31)+[.B27]" office:value-type="float" office:value="657">
            <text:p>65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((3*[.A29])-31)+[.B28]" office:value-type="float" office:value="710">
            <text:p>71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((3*[.A30])-31)+[.B29]" office:value-type="float" office:value="766">
            <text:p>76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((7*[.A31])-151)+[.B30]" office:value-type="float" office:value="825">
            <text:p>82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32">
            <text:p>103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15">
            <text:p>111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05">
            <text:p>120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06">
            <text:p>140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17">
            <text:p>1517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35">
            <text:p>163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60">
            <text:p>1760</text:p>
          </table:table-cell>
          <table:table-cell table:number-columns-repeated="3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(50000+750x)/(1+5*e^-0,04x) -8273</text:p>
          </table:table-cell>
          <table:table-cell office:value-type="string">
            <text:p>Level</text:p>
          </table:table-cell>
          <table:table-cell office:value-type="string">
            <text:p>Exp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(50000+750*[.B2])/(1+5*EXP(-0.04*[.B2]))-8273" office:value-type="float" office:value="471.049228611288">
            <text:p>471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f:=(50000+750*[.B3])/(1+5*EXP(-0.04*[.B3]))-8273" office:value-type="float" office:value="897.910950711244">
            <text:p>897,911</text:p>
          </table:table-cell>
          <table:table-cell/>
          <table:table-cell>
            <draw:frame table:end-cell-address="Sheet3.U30" table:end-x="0.11cm" table:end-y="0.302cm" draw:z-index="0" draw:style-name="gr1" svg:width="35.028cm" svg:height="13.634cm" svg:x="1.212cm" svg:y="0.001cm">
              <draw:object draw:notify-on-update-of-ranges="Sheet3.C1:Sheet3.C1 Sheet3.C2:Sheet3.C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table:formula="of:=(50000+750*[.B4])/(1+5*EXP(-0.04*[.B4]))-8273" office:value-type="float" office:value="1341.3191782853">
            <text:p>1341,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table:formula="of:=(50000+750*[.B5])/(1+5*EXP(-0.04*[.B5]))-8273" office:value-type="float" office:value="1801.66860628914">
            <text:p>1801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(50000+750*[.B6])/(1+5*EXP(-0.04*[.B6]))-8273" office:value-type="float" office:value="2279.3466014156">
            <text:p>2279,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table:formula="of:=(50000+750*[.B7])/(1+5*EXP(-0.04*[.B7]))-8273" office:value-type="float" office:value="2774.73180459044">
            <text:p>2774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" table:formula="of:=(50000+750*[.B8])/(1+5*EXP(-0.04*[.B8]))-8273" office:value-type="float" office:value="3288.19268483274">
            <text:p>3288,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table:formula="of:=(50000+750*[.B9])/(1+5*EXP(-0.04*[.B9]))-8273" office:value-type="float" office:value="3820.08604950679">
            <text:p>3820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" table:formula="of:=(50000+750*[.B10])/(1+5*EXP(-0.04*[.B10]))-8273" office:value-type="float" office:value="4370.75551673165">
            <text:p>4370,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(50000+750*[.B11])/(1+5*EXP(-0.04*[.B11]))-8273" office:value-type="float" office:value="4940.5299564605">
            <text:p>4940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f:=(50000+750*[.B12])/(1+5*EXP(-0.04*[.B12]))-8273" office:value-type="float" office:value="5529.72190748558">
            <text:p>552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table:formula="of:=(50000+750*[.B13])/(1+5*EXP(-0.04*[.B13]))-8273" office:value-type="float" office:value="6138.62597835622">
            <text:p>6138,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" table:formula="of:=(50000+750*[.B14])/(1+5*EXP(-0.04*[.B14]))-8273" office:value-type="float" office:value="6767.51724090626">
            <text:p>6767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table:formula="of:=(50000+750*[.B15])/(1+5*EXP(-0.04*[.B15]))-8273" office:value-type="float" office:value="7416.64962576223">
            <text:p>7416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table:formula="of:=(50000+750*[.B16])/(1+5*EXP(-0.04*[.B16]))-8273" office:value-type="float" office:value="8086.25432983228">
            <text:p>8086,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" table:formula="of:=(50000+750*[.B17])/(1+5*EXP(-0.04*[.B17]))-8273" office:value-type="float" office:value="8776.53824634648">
            <text:p>8776,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" table:formula="of:=(50000+750*[.B18])/(1+5*EXP(-0.04*[.B18]))-8273" office:value-type="float" office:value="9487.68242851834">
            <text:p>9487,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" table:formula="of:=(50000+750*[.B19])/(1+5*EXP(-0.04*[.B19]))-8273" office:value-type="float" office:value="10219.8405983136">
            <text:p>10219,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" table:formula="of:=(50000+750*[.B20])/(1+5*EXP(-0.04*[.B20]))-8273" office:value-type="float" office:value="10973.1377121322">
            <text:p>10973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2" table:formula="of:=(50000+750*[.B21])/(1+5*EXP(-0.04*[.B21]))-8273" office:value-type="float" office:value="11747.6685954227">
            <text:p>1174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" table:formula="of:=(50000+750*[.B22])/(1+5*EXP(-0.04*[.B22]))-8273" office:value-type="float" office:value="12543.4966583406">
            <text:p>12543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2" table:formula="of:=(50000+750*[.B23])/(1+5*EXP(-0.04*[.B23]))-8273" office:value-type="float" office:value="13360.6527045315">
            <text:p>13360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2" table:formula="of:=(50000+750*[.B24])/(1+5*EXP(-0.04*[.B24]))-8273" office:value-type="float" office:value="14199.1338449461">
            <text:p>14199,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" table:formula="of:=(50000+750*[.B25])/(1+5*EXP(-0.04*[.B25]))-8273" office:value-type="float" office:value="15058.9025282815">
            <text:p>15058,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" table:formula="of:=(50000+750*[.B26])/(1+5*EXP(-0.04*[.B26]))-8273" office:value-type="float" office:value="15939.8856991829">
            <text:p>15939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2" table:formula="of:=(50000+750*[.B27])/(1+5*EXP(-0.04*[.B27]))-8273" office:value-type="float" office:value="16841.9740947268">
            <text:p>16841,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2" table:formula="of:=(50000+750*[.B28])/(1+5*EXP(-0.04*[.B28]))-8273" office:value-type="float" office:value="17765.0216889439">
            <text:p>17765,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2" table:formula="of:=(50000+750*[.B29])/(1+5*EXP(-0.04*[.B29]))-8273" office:value-type="float" office:value="18708.8452942338">
            <text:p>18708,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2" table:formula="of:=(50000+750*[.B30])/(1+5*EXP(-0.04*[.B30]))-8273" office:value-type="float" office:value="19673.2243274678">
            <text:p>19673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table:formula="of:=(50000+750*[.B31])/(1+5*EXP(-0.04*[.B31]))-8273" office:value-type="float" office:value="20657.9007473934">
            <text:p>20657,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2" table:formula="of:=(50000+750*[.B32])/(1+5*EXP(-0.04*[.B32]))-8273" office:value-type="float" office:value="21662.5791686453">
            <text:p>21662,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2" table:formula="of:=(50000+750*[.B33])/(1+5*EXP(-0.04*[.B33]))-8273" office:value-type="float" office:value="22686.9271562473">
            <text:p>22686,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2" table:formula="of:=(50000+750*[.B34])/(1+5*EXP(-0.04*[.B34]))-8273" office:value-type="float" office:value="23730.5757029832">
            <text:p>23730,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2" table:formula="of:=(50000+750*[.B35])/(1+5*EXP(-0.04*[.B35]))-8273" office:value-type="float" office:value="24793.119890423">
            <text:p>2479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2" table:formula="of:=(50000+750*[.B36])/(1+5*EXP(-0.04*[.B36]))-8273" office:value-type="float" office:value="25874.1197327575">
            <text:p>25874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2" table:formula="of:=(50000+750*[.B37])/(1+5*EXP(-0.04*[.B37]))-8273" office:value-type="float" office:value="26973.1012009172">
            <text:p>26973,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" table:formula="of:=(50000+750*[.B38])/(1+5*EXP(-0.04*[.B38]))-8273" office:value-type="float" office:value="28089.557422777">
            <text:p>28089,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" table:formula="of:=(50000+750*[.B39])/(1+5*EXP(-0.04*[.B39]))-8273" office:value-type="float" office:value="29222.9500535789">
            <text:p>29222,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" table:formula="of:=(50000+750*[.B40])/(1+5*EXP(-0.04*[.B40]))-8273" office:value-type="float" office:value="30372.7108090873">
            <text:p>30372,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2" table:formula="of:=(50000+750*[.B41])/(1+5*EXP(-0.04*[.B41]))-8273" office:value-type="float" office:value="31538.2431524295">
            <text:p>31538,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2" table:formula="of:=(50000+750*[.B42])/(1+5*EXP(-0.04*[.B42]))-8273" office:value-type="float" office:value="32718.9241241052">
            <text:p>32718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2" table:formula="of:=(50000+750*[.B43])/(1+5*EXP(-0.04*[.B43]))-8273" office:value-type="float" office:value="33914.1063032915">
            <text:p>33914,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2" table:formula="of:=(50000+750*[.B44])/(1+5*EXP(-0.04*[.B44]))-8273" office:value-type="float" office:value="35123.1198873418">
            <text:p>35123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2" table:formula="of:=(50000+750*[.B45])/(1+5*EXP(-0.04*[.B45]))-8273" office:value-type="float" office:value="36345.2748752989">
            <text:p>36345,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2" table:formula="of:=(50000+750*[.B46])/(1+5*EXP(-0.04*[.B46]))-8273" office:value-type="float" office:value="37579.863340333">
            <text:p>37579,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" table:formula="of:=(50000+750*[.B47])/(1+5*EXP(-0.04*[.B47]))-8273" office:value-type="float" office:value="38826.1617752816">
            <text:p>38826,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" table:formula="of:=(50000+750*[.B48])/(1+5*EXP(-0.04*[.B48]))-8273" office:value-type="float" office:value="40083.4334949212">
            <text:p>40083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" table:formula="of:=(50000+750*[.B49])/(1+5*EXP(-0.04*[.B49]))-8273" office:value-type="float" office:value="41350.9310782555">
            <text:p>41350,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" table:formula="of:=(50000+750*[.B50])/(1+5*EXP(-0.04*[.B50]))-8273" office:value-type="float" office:value="42627.898833944">
            <text:p>42627,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2" table:formula="of:=(50000+750*[.B51])/(1+5*EXP(-0.04*[.B51]))-8273" office:value-type="float" office:value="43913.5752720449">
            <text:p>43913,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2" table:formula="of:=(50000+750*[.B52])/(1+5*EXP(-0.04*[.B52]))-8273" office:value-type="float" office:value="45207.1955654755">
            <text:p>45207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2" table:formula="of:=(50000+750*[.B53])/(1+5*EXP(-0.04*[.B53]))-8273" office:value-type="float" office:value="46507.9939850144">
            <text:p>46507,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2" table:formula="of:=(50000+750*[.B54])/(1+5*EXP(-0.04*[.B54]))-8273" office:value-type="float" office:value="47815.2062922647">
            <text:p>47815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2" table:formula="of:=(50000+750*[.B55])/(1+5*EXP(-0.04*[.B55]))-8273" office:value-type="float" office:value="49128.0720757487">
            <text:p>49128,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2" table:formula="of:=(50000+750*[.B56])/(1+5*EXP(-0.04*[.B56]))-8273" office:value-type="float" office:value="50445.8370162062">
            <text:p>50445,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2" table:formula="of:=(50000+750*[.B57])/(1+5*EXP(-0.04*[.B57]))-8273" office:value-type="float" office:value="51767.7550681947">
            <text:p>51767,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2" table:formula="of:=(50000+750*[.B58])/(1+5*EXP(-0.04*[.B58]))-8273" office:value-type="float" office:value="53093.0905462268">
            <text:p>53093,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2" table:formula="of:=(50000+750*[.B59])/(1+5*EXP(-0.04*[.B59]))-8273" office:value-type="float" office:value="54421.1201049033">
            <text:p>54421,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2" table:formula="of:=(50000+750*[.B60])/(1+5*EXP(-0.04*[.B60]))-8273" office:value-type="float" office:value="55751.1346037969">
            <text:p>55751,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2" table:formula="of:=(50000+750*[.B61])/(1+5*EXP(-0.04*[.B61]))-8273" office:value-type="float" office:value="57082.440849177">
            <text:p>57082,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2" table:formula="of:=(50000+750*[.B62])/(1+5*EXP(-0.04*[.B62]))-8273" office:value-type="float" office:value="58414.363206037">
            <text:p>58414,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2" table:formula="of:=(50000+750*[.B63])/(1+5*EXP(-0.04*[.B63]))-8273" office:value-type="float" office:value="59746.2450752587">
            <text:p>59746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2" table:formula="of:=(50000+750*[.B64])/(1+5*EXP(-0.04*[.B64]))-8273" office:value-type="float" office:value="61077.4502321079">
            <text:p>61077,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2" table:formula="of:=(50000+750*[.B65])/(1+5*EXP(-0.04*[.B65]))-8273" office:value-type="float" office:value="62407.3640235916">
            <text:p>62407,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2" table:formula="of:=(50000+750*[.B66])/(1+5*EXP(-0.04*[.B66]))-8273" office:value-type="float" office:value="63735.3944234912">
            <text:p>63735,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2" table:formula="of:=(50000+750*[.B67])/(1+5*EXP(-0.04*[.B67]))-8273" office:value-type="float" office:value="65060.9729451147">
            <text:p>65060,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2" table:formula="of:=(50000+750*[.B68])/(1+5*EXP(-0.04*[.B68]))-8273" office:value-type="float" office:value="66383.5554129668">
            <text:p>66383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2" table:formula="of:=(50000+750*[.B69])/(1+5*EXP(-0.04*[.B69]))-8273" office:value-type="float" office:value="67702.6225956067">
            <text:p>6770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2" table:formula="of:=(50000+750*[.B70])/(1+5*EXP(-0.04*[.B70]))-8273" office:value-type="float" office:value="69017.6807029498">
            <text:p>69017,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2" table:formula="of:=(50000+750*[.B71])/(1+5*EXP(-0.04*[.B71]))-8273" office:value-type="float" office:value="70328.2617521524">
            <text:p>70328,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2" table:formula="of:=(50000+750*[.B72])/(1+5*EXP(-0.04*[.B72]))-8273" office:value-type="float" office:value="71633.9238070054">
            <text:p>71633,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2" table:formula="of:=(50000+750*[.B73])/(1+5*EXP(-0.04*[.B73]))-8273" office:value-type="float" office:value="72934.2510964454">
            <text:p>72934,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2" table:formula="of:=(50000+750*[.B74])/(1+5*EXP(-0.04*[.B74]))-8273" office:value-type="float" office:value="74228.8540183685">
            <text:p>74228,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2" table:formula="of:=(50000+750*[.B75])/(1+5*EXP(-0.04*[.B75]))-8273" office:value-type="float" office:value="75517.3690354098">
            <text:p>75517,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2" table:formula="of:=(50000+750*[.B76])/(1+5*EXP(-0.04*[.B76]))-8273" office:value-type="float" office:value="76799.4584697272">
            <text:p>76799,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2" table:formula="of:=(50000+750*[.B77])/(1+5*EXP(-0.04*[.B77]))-8273" office:value-type="float" office:value="78074.8102041035">
            <text:p>78074,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2" table:formula="of:=(50000+750*[.B78])/(1+5*EXP(-0.04*[.B78]))-8273" office:value-type="float" office:value="79343.1372968751">
            <text:p>79343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2" table:formula="of:=(50000+750*[.B79])/(1+5*EXP(-0.04*[.B79]))-8273" office:value-type="float" office:value="80604.1775182897">
            <text:p>80604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2" table:formula="of:=(50000+750*[.B80])/(1+5*EXP(-0.04*[.B80]))-8273" office:value-type="float" office:value="81857.6928159228">
            <text:p>81857,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2" table:formula="of:=(50000+750*[.B81])/(1+5*EXP(-0.04*[.B81]))-8273" office:value-type="float" office:value="83103.4687167294">
            <text:p>83103,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2" table:formula="of:=(50000+750*[.B82])/(1+5*EXP(-0.04*[.B82]))-8273" office:value-type="float" office:value="84341.3136731921">
            <text:p>84341,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2" table:formula="of:=(50000+750*[.B83])/(1+5*EXP(-0.04*[.B83]))-8273" office:value-type="float" office:value="85571.0583608513">
            <text:p>85571,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2" table:formula="of:=(50000+750*[.B84])/(1+5*EXP(-0.04*[.B84]))-8273" office:value-type="float" office:value="86792.5549342797">
            <text:p>86792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2" table:formula="of:=(50000+750*[.B85])/(1+5*EXP(-0.04*[.B85]))-8273" office:value-type="float" office:value="88005.6762482943">
            <text:p>88005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2" table:formula="of:=(50000+750*[.B86])/(1+5*EXP(-0.04*[.B86]))-8273" office:value-type="float" office:value="89210.3150508948">
            <text:p>89210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2" table:formula="of:=(50000+750*[.B87])/(1+5*EXP(-0.04*[.B87]))-8273" office:value-type="float" office:value="90406.3831540844">
            <text:p>90406,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2" table:formula="of:=(50000+750*[.B88])/(1+5*EXP(-0.04*[.B88]))-8273" office:value-type="float" office:value="91593.8105883708">
            <text:p>91593,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2" table:formula="of:=(50000+750*[.B89])/(1+5*EXP(-0.04*[.B89]))-8273" office:value-type="float" office:value="92772.5447463765">
            <text:p>92772,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2" table:formula="of:=(50000+750*[.B90])/(1+5*EXP(-0.04*[.B90]))-8273" office:value-type="float" office:value="93942.5495205983">
            <text:p>93942,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2" table:formula="of:=(50000+750*[.B91])/(1+5*EXP(-0.04*[.B91]))-8273" office:value-type="float" office:value="95103.804439971">
            <text:p>95103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2" table:formula="of:=(50000+750*[.B92])/(1+5*EXP(-0.04*[.B92]))-8273" office:value-type="float" office:value="96256.3038094961">
            <text:p>96256,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2" table:formula="of:=(50000+750*[.B93])/(1+5*EXP(-0.04*[.B93]))-8273" office:value-type="float" office:value="97400.0558568106">
            <text:p>97400,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2" table:formula="of:=(50000+750*[.B94])/(1+5*EXP(-0.04*[.B94]))-8273" office:value-type="float" office:value="98535.0818891875">
            <text:p>98535,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2" table:formula="of:=(50000+750*[.B95])/(1+5*EXP(-0.04*[.B95]))-8273" office:value-type="float" office:value="99661.4154640894">
            <text:p>99661,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2" table:formula="of:=(50000+750*[.B96])/(1+5*EXP(-0.04*[.B96]))-8273" office:value-type="float" office:value="100779.101576036">
            <text:p>100779,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2" table:formula="of:=(50000+750*[.B97])/(1+5*EXP(-0.04*[.B97]))-8273" office:value-type="float" office:value="101888.195862198">
            <text:p>101888,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2" table:formula="of:=(50000+750*[.B98])/(1+5*EXP(-0.04*[.B98]))-8273" office:value-type="float" office:value="102988.763828811">
            <text:p>102988,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2" table:formula="of:=(50000+750*[.B99])/(1+5*EXP(-0.04*[.B99]))-8273" office:value-type="float" office:value="104080.880100174">
            <text:p>104080,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2" table:formula="of:=(50000+750*[.B100])/(1+5*EXP(-0.04*[.B100]))-8273" office:value-type="float" office:value="105164.627691718">
            <text:p>105164,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2" table:formula="of:=(50000+750*[.B101])/(1+5*EXP(-0.04*[.B101]))-8273" office:value-type="float" office:value="106240.097308349">
            <text:p>106240,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style-name="ce2" table:formula="of:=(50000+750*[.B102])/(1+5*EXP(-0.04*[.B102]))-8273" office:value-type="float" office:value="107307.386669024">
            <text:p>107307,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2" table:formula="of:=(50000+750*[.B103])/(1+5*EXP(-0.04*[.B103]))-8273" office:value-type="float" office:value="108366.599858256">
            <text:p>108366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style-name="ce2" table:formula="of:=(50000+750*[.B104])/(1+5*EXP(-0.04*[.B104]))-8273" office:value-type="float" office:value="109417.846705071">
            <text:p>109417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style-name="ce2" table:formula="of:=(50000+750*[.B105])/(1+5*EXP(-0.04*[.B105]))-8273" office:value-type="float" office:value="110461.242189695">
            <text:p>110461,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style-name="ce2" table:formula="of:=(50000+750*[.B106])/(1+5*EXP(-0.04*[.B106]))-8273" office:value-type="float" office:value="111496.905878117">
            <text:p>111496,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style-name="ce2" table:formula="of:=(50000+750*[.B107])/(1+5*EXP(-0.04*[.B107]))-8273" office:value-type="float" office:value="112524.961384463">
            <text:p>1125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style-name="ce2" table:formula="of:=(50000+750*[.B108])/(1+5*EXP(-0.04*[.B108]))-8273" office:value-type="float" office:value="113545.53586103">
            <text:p>113545,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style-name="ce2" table:formula="of:=(50000+750*[.B109])/(1+5*EXP(-0.04*[.B109]))-8273" office:value-type="float" office:value="114558.759515642">
            <text:p>114558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style-name="ce2" table:formula="of:=(50000+750*[.B110])/(1+5*EXP(-0.04*[.B110]))-8273" office:value-type="float" office:value="115564.765155927">
            <text:p>115564,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2" table:formula="of:=(50000+750*[.B111])/(1+5*EXP(-0.04*[.B111]))-8273" office:value-type="float" office:value="116563.687759987">
            <text:p>116563,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style-name="ce2" table:formula="of:=(50000+750*[.B112])/(1+5*EXP(-0.04*[.B112]))-8273" office:value-type="float" office:value="117555.66407287">
            <text:p>117555,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style-name="ce2" table:formula="of:=(50000+750*[.B113])/(1+5*EXP(-0.04*[.B113]))-8273" office:value-type="float" office:value="118540.832228158">
            <text:p>118540,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style-name="ce2" table:formula="of:=(50000+750*[.B114])/(1+5*EXP(-0.04*[.B114]))-8273" office:value-type="float" office:value="119519.331393957">
            <text:p>119519,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style-name="ce2" table:formula="of:=(50000+750*[.B115])/(1+5*EXP(-0.04*[.B115]))-8273" office:value-type="float" office:value="120491.301442497">
            <text:p>120491,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style-name="ce2" table:formula="of:=(50000+750*[.B116])/(1+5*EXP(-0.04*[.B116]))-8273" office:value-type="float" office:value="121456.882642533">
            <text:p>121456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style-name="ce2" table:formula="of:=(50000+750*[.B117])/(1+5*EXP(-0.04*[.B117]))-8273" office:value-type="float" office:value="122416.215373703">
            <text:p>122416,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style-name="ce2" table:formula="of:=(50000+750*[.B118])/(1+5*EXP(-0.04*[.B118]))-8273" office:value-type="float" office:value="123369.439861969">
            <text:p>123369,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style-name="ce2" table:formula="of:=(50000+750*[.B119])/(1+5*EXP(-0.04*[.B119]))-8273" office:value-type="float" office:value="124316.695935269">
            <text:p>124316,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style-name="ce2" table:formula="of:=(50000+750*[.B120])/(1+5*EXP(-0.04*[.B120]))-8273" office:value-type="float" office:value="125258.122798494">
            <text:p>125258,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2" table:formula="of:=(50000+750*[.B121])/(1+5*EXP(-0.04*[.B121]))-8273" office:value-type="float" office:value="126193.858826892">
            <text:p>126193,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style-name="ce2" table:formula="of:=(50000+750*[.B122])/(1+5*EXP(-0.04*[.B122]))-8273" office:value-type="float" office:value="127124.04137703">
            <text:p>127124,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style-name="ce2" table:formula="of:=(50000+750*[.B123])/(1+5*EXP(-0.04*[.B123]))-8273" office:value-type="float" office:value="128048.806614427">
            <text:p>128048,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style-name="ce2" table:formula="of:=(50000+750*[.B124])/(1+5*EXP(-0.04*[.B124]))-8273" office:value-type="float" office:value="128968.289357006">
            <text:p>128968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style-name="ce2" table:formula="of:=(50000+750*[.B125])/(1+5*EXP(-0.04*[.B125]))-8273" office:value-type="float" office:value="129882.622933507">
            <text:p>129882,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style-name="ce2" table:formula="of:=(50000+750*[.B126])/(1+5*EXP(-0.04*[.B126]))-8273" office:value-type="float" office:value="130791.939056047">
            <text:p>130791,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style-name="ce2" table:formula="of:=(50000+750*[.B127])/(1+5*EXP(-0.04*[.B127]))-8273" office:value-type="float" office:value="131696.367706006">
            <text:p>1316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style-name="ce2" table:formula="of:=(50000+750*[.B128])/(1+5*EXP(-0.04*[.B128]))-8273" office:value-type="float" office:value="132596.037032473">
            <text:p>132596,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style-name="ce2" table:formula="of:=(50000+750*[.B129])/(1+5*EXP(-0.04*[.B129]))-8273" office:value-type="float" office:value="133491.073262471">
            <text:p>133491,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style-name="ce2" table:formula="of:=(50000+750*[.B130])/(1+5*EXP(-0.04*[.B130]))-8273" office:value-type="float" office:value="134381.60062225">
            <text:p>13438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style-name="ce2" table:formula="of:=(50000+750*[.B131])/(1+5*EXP(-0.04*[.B131]))-8273" office:value-type="float" office:value="135267.741268931">
            <text:p>135267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style-name="ce2" table:formula="of:=(50000+750*[.B132])/(1+5*EXP(-0.04*[.B132]))-8273" office:value-type="float" office:value="136149.615231816">
            <text:p>136149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style-name="ce2" table:formula="of:=(50000+750*[.B133])/(1+5*EXP(-0.04*[.B133]))-8273" office:value-type="float" office:value="137027.340362736">
            <text:p>137027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style-name="ce2" table:formula="of:=(50000+750*[.B134])/(1+5*EXP(-0.04*[.B134]))-8273" office:value-type="float" office:value="137901.032294782">
            <text:p>137901,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style-name="ce2" table:formula="of:=(50000+750*[.B135])/(1+5*EXP(-0.04*[.B135]))-8273" office:value-type="float" office:value="138770.804408861">
            <text:p>138770,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style-name="ce2" table:formula="of:=(50000+750*[.B136])/(1+5*EXP(-0.04*[.B136]))-8273" office:value-type="float" office:value="139636.767807473">
            <text:p>139636,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style-name="ce2" table:formula="of:=(50000+750*[.B137])/(1+5*EXP(-0.04*[.B137]))-8273" office:value-type="float" office:value="140499.031295203">
            <text:p>140499,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style-name="ce2" table:formula="of:=(50000+750*[.B138])/(1+5*EXP(-0.04*[.B138]))-8273" office:value-type="float" office:value="141357.701365395">
            <text:p>141357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style-name="ce2" table:formula="of:=(50000+750*[.B139])/(1+5*EXP(-0.04*[.B139]))-8273" office:value-type="float" office:value="142212.882192527">
            <text:p>142212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style-name="ce2" table:formula="of:=(50000+750*[.B140])/(1+5*EXP(-0.04*[.B140]))-8273" office:value-type="float" office:value="143064.675629833">
            <text:p>143064,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2" table:formula="of:=(50000+750*[.B141])/(1+5*EXP(-0.04*[.B141]))-8273" office:value-type="float" office:value="143913.181211735">
            <text:p>143913,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style-name="ce2" table:formula="of:=(50000+750*[.B142])/(1+5*EXP(-0.04*[.B142]))-8273" office:value-type="float" office:value="144758.49616067">
            <text:p>144758,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style-name="ce2" table:formula="of:=(50000+750*[.B143])/(1+5*EXP(-0.04*[.B143]))-8273" office:value-type="float" office:value="145600.715397934">
            <text:p>145600,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style-name="ce2" table:formula="of:=(50000+750*[.B144])/(1+5*EXP(-0.04*[.B144]))-8273" office:value-type="float" office:value="146439.931558176">
            <text:p>146439,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style-name="ce2" table:formula="of:=(50000+750*[.B145])/(1+5*EXP(-0.04*[.B145]))-8273" office:value-type="float" office:value="147276.235007198">
            <text:p>147276,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style-name="ce2" table:formula="of:=(50000+750*[.B146])/(1+5*EXP(-0.04*[.B146]))-8273" office:value-type="float" office:value="148109.71386275">
            <text:p>148109,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style-name="ce2" table:formula="of:=(50000+750*[.B147])/(1+5*EXP(-0.04*[.B147]))-8273" office:value-type="float" office:value="148940.454018006">
            <text:p>148940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style-name="ce2" table:formula="of:=(50000+750*[.B148])/(1+5*EXP(-0.04*[.B148]))-8273" office:value-type="float" office:value="149768.539167453">
            <text:p>149768,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style-name="ce2" table:formula="of:=(50000+750*[.B149])/(1+5*EXP(-0.04*[.B149]))-8273" office:value-type="float" office:value="150594.05083493">
            <text:p>150594,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style-name="ce2" table:formula="of:=(50000+750*[.B150])/(1+5*EXP(-0.04*[.B150]))-8273" office:value-type="float" office:value="151417.068403559">
            <text:p>151417,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style-name="ce2" table:formula="of:=(50000+750*[.B151])/(1+5*EXP(-0.04*[.B151]))-8273" office:value-type="float" office:value="152237.669147364">
            <text:p>152237,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style-name="ce2" table:formula="of:=(50000+750*[.B152])/(1+5*EXP(-0.04*[.B152]))-8273" office:value-type="float" office:value="153055.928264339">
            <text:p>153055,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style-name="ce2" table:formula="of:=(50000+750*[.B153])/(1+5*EXP(-0.04*[.B153]))-8273" office:value-type="float" office:value="153871.918910792">
            <text:p>153871,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style-name="ce2" table:formula="of:=(50000+750*[.B154])/(1+5*EXP(-0.04*[.B154]))-8273" office:value-type="float" office:value="154685.712236767">
            <text:p>154685,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style-name="ce2" table:formula="of:=(50000+750*[.B155])/(1+5*EXP(-0.04*[.B155]))-8273" office:value-type="float" office:value="155497.377422383">
            <text:p>155497,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style-name="ce2" table:formula="of:=(50000+750*[.B156])/(1+5*EXP(-0.04*[.B156]))-8273" office:value-type="float" office:value="156306.981714934">
            <text:p>156306,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style-name="ce2" table:formula="of:=(50000+750*[.B157])/(1+5*EXP(-0.04*[.B157]))-8273" office:value-type="float" office:value="157114.590466593">
            <text:p>157114,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style-name="ce2" table:formula="of:=(50000+750*[.B158])/(1+5*EXP(-0.04*[.B158]))-8273" office:value-type="float" office:value="157920.267172615">
            <text:p>157920,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style-name="ce2" table:formula="of:=(50000+750*[.B159])/(1+5*EXP(-0.04*[.B159]))-8273" office:value-type="float" office:value="158724.073509882">
            <text:p>158724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style-name="ce2" table:formula="of:=(50000+750*[.B160])/(1+5*EXP(-0.04*[.B160]))-8273" office:value-type="float" office:value="159526.069375705">
            <text:p>159526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2" table:formula="of:=(50000+750*[.B161])/(1+5*EXP(-0.04*[.B161]))-8273" office:value-type="float" office:value="160326.312926772">
            <text:p>160326,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style-name="ce2" table:formula="of:=(50000+750*[.B162])/(1+5*EXP(-0.04*[.B162]))-8273" office:value-type="float" office:value="161124.860618139">
            <text:p>161124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style-name="ce2" table:formula="of:=(50000+750*[.B163])/(1+5*EXP(-0.04*[.B163]))-8273" office:value-type="float" office:value="161921.767242194">
            <text:p>161921,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style-name="ce2" table:formula="of:=(50000+750*[.B164])/(1+5*EXP(-0.04*[.B164]))-8273" office:value-type="float" office:value="162717.085967504">
            <text:p>162717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style-name="ce2" table:formula="of:=(50000+750*[.B165])/(1+5*EXP(-0.04*[.B165]))-8273" office:value-type="float" office:value="163510.868377481">
            <text:p>163510,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style-name="ce2" table:formula="of:=(50000+750*[.B166])/(1+5*EXP(-0.04*[.B166]))-8273" office:value-type="float" office:value="164303.164508798">
            <text:p>164303,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style-name="ce2" table:formula="of:=(50000+750*[.B167])/(1+5*EXP(-0.04*[.B167]))-8273" office:value-type="float" office:value="165094.022889503">
            <text:p>165094,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style-name="ce2" table:formula="of:=(50000+750*[.B168])/(1+5*EXP(-0.04*[.B168]))-8273" office:value-type="float" office:value="165883.490576775">
            <text:p>165883,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style-name="ce2" table:formula="of:=(50000+750*[.B169])/(1+5*EXP(-0.04*[.B169]))-8273" office:value-type="float" office:value="166671.613194275">
            <text:p>166671,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style-name="ce2" table:formula="of:=(50000+750*[.B170])/(1+5*EXP(-0.04*[.B170]))-8273" office:value-type="float" office:value="167458.434969059">
            <text:p>167458,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style-name="ce2" table:formula="of:=(50000+750*[.B171])/(1+5*EXP(-0.04*[.B171]))-8273" office:value-type="float" office:value="168243.998768">
            <text:p>168243,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style-name="ce2" table:formula="of:=(50000+750*[.B172])/(1+5*EXP(-0.04*[.B172]))-8273" office:value-type="float" office:value="169028.346133708">
            <text:p>169028,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style-name="ce2" table:formula="of:=(50000+750*[.B173])/(1+5*EXP(-0.04*[.B173]))-8273" office:value-type="float" office:value="169811.517319899">
            <text:p>169811,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style-name="ce2" table:formula="of:=(50000+750*[.B174])/(1+5*EXP(-0.04*[.B174]))-8273" office:value-type="float" office:value="170593.551326202">
            <text:p>170593,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style-name="ce2" table:formula="of:=(50000+750*[.B175])/(1+5*EXP(-0.04*[.B175]))-8273" office:value-type="float" office:value="171374.485932383">
            <text:p>171374,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style-name="ce2" table:formula="of:=(50000+750*[.B176])/(1+5*EXP(-0.04*[.B176]))-8273" office:value-type="float" office:value="172154.357731958">
            <text:p>172154,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style-name="ce2" table:formula="of:=(50000+750*[.B177])/(1+5*EXP(-0.04*[.B177]))-8273" office:value-type="float" office:value="172933.202165186">
            <text:p>172933,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style-name="ce2" table:formula="of:=(50000+750*[.B178])/(1+5*EXP(-0.04*[.B178]))-8273" office:value-type="float" office:value="173711.053551437">
            <text:p>173711,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style-name="ce2" table:formula="of:=(50000+750*[.B179])/(1+5*EXP(-0.04*[.B179]))-8273" office:value-type="float" office:value="174487.945120911">
            <text:p>174487,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style-name="ce2" table:formula="of:=(50000+750*[.B180])/(1+5*EXP(-0.04*[.B180]))-8273" office:value-type="float" office:value="175263.909045713">
            <text:p>175263,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2" table:formula="of:=(50000+750*[.B181])/(1+5*EXP(-0.04*[.B181]))-8273" office:value-type="float" office:value="176038.976470267">
            <text:p>176038,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style-name="ce2" table:formula="of:=(50000+750*[.B182])/(1+5*EXP(-0.04*[.B182]))-8273" office:value-type="float" office:value="176813.177541081">
            <text:p>176813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style-name="ce2" table:formula="of:=(50000+750*[.B183])/(1+5*EXP(-0.04*[.B183]))-8273" office:value-type="float" office:value="177586.541435839">
            <text:p>177586,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style-name="ce2" table:formula="of:=(50000+750*[.B184])/(1+5*EXP(-0.04*[.B184]))-8273" office:value-type="float" office:value="178359.09639185">
            <text:p>178359,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style-name="ce2" table:formula="of:=(50000+750*[.B185])/(1+5*EXP(-0.04*[.B185]))-8273" office:value-type="float" office:value="179130.869733819">
            <text:p>179130,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style-name="ce2" table:formula="of:=(50000+750*[.B186])/(1+5*EXP(-0.04*[.B186]))-8273" office:value-type="float" office:value="179901.887900976">
            <text:p>179901,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style-name="ce2" table:formula="of:=(50000+750*[.B187])/(1+5*EXP(-0.04*[.B187]))-8273" office:value-type="float" office:value="180672.176473547">
            <text:p>180672,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style-name="ce2" table:formula="of:=(50000+750*[.B188])/(1+5*EXP(-0.04*[.B188]))-8273" office:value-type="float" office:value="181441.760198572">
            <text:p>181441,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style-name="ce2" table:formula="of:=(50000+750*[.B189])/(1+5*EXP(-0.04*[.B189]))-8273" office:value-type="float" office:value="182210.66301509">
            <text:p>182210,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style-name="ce2" table:formula="of:=(50000+750*[.B190])/(1+5*EXP(-0.04*[.B190]))-8273" office:value-type="float" office:value="182978.90807868">
            <text:p>182978,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style-name="ce2" table:formula="of:=(50000+750*[.B191])/(1+5*EXP(-0.04*[.B191]))-8273" office:value-type="float" office:value="183746.517785379">
            <text:p>183746,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style-name="ce2" table:formula="of:=(50000+750*[.B192])/(1+5*EXP(-0.04*[.B192]))-8273" office:value-type="float" office:value="184513.513794971">
            <text:p>184513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style-name="ce2" table:formula="of:=(50000+750*[.B193])/(1+5*EXP(-0.04*[.B193]))-8273" office:value-type="float" office:value="185279.917053676">
            <text:p>185279,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style-name="ce2" table:formula="of:=(50000+750*[.B194])/(1+5*EXP(-0.04*[.B194]))-8273" office:value-type="float" office:value="186045.747816223">
            <text:p>186045,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style-name="ce2" table:formula="of:=(50000+750*[.B195])/(1+5*EXP(-0.04*[.B195]))-8273" office:value-type="float" office:value="186811.025667338">
            <text:p>186811,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style-name="ce2" table:formula="of:=(50000+750*[.B196])/(1+5*EXP(-0.04*[.B196]))-8273" office:value-type="float" office:value="187575.769542641">
            <text:p>187575,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style-name="ce2" table:formula="of:=(50000+750*[.B197])/(1+5*EXP(-0.04*[.B197]))-8273" office:value-type="float" office:value="188339.997748979">
            <text:p>188339,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style-name="ce2" table:formula="of:=(50000+750*[.B198])/(1+5*EXP(-0.04*[.B198]))-8273" office:value-type="float" office:value="189103.727984184">
            <text:p>189103,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style-name="ce2" table:formula="of:=(50000+750*[.B199])/(1+5*EXP(-0.04*[.B199]))-8273" office:value-type="float" office:value="189866.977356285">
            <text:p>189866,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style-name="ce2" table:formula="of:=(50000+750*[.B200])/(1+5*EXP(-0.04*[.B200]))-8273" office:value-type="float" office:value="190629.76240218">
            <text:p>190629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2" table:formula="of:=(50000+750*[.B201])/(1+5*EXP(-0.04*[.B201]))-8273" office:value-type="float" office:value="191392.099105768">
            <text:p>191392,099</text:p>
          </table:table-cell>
          <table:table-cell table:formula="of:=#REF!201-#REF!200" office:value-type="float" office:value="0">
            <text:p>#NAME?</text:p>
          </table:table-cell>
          <table:table-cell table:style-name="ce3" table:formula="of:=#REF!201/50" office:value-type="float" office:value="0">
            <text:p>#NAME?</text:p>
          </table:table-cell>
          <table:table-cell table:style-name="ce3" table:formula="of:=#REF!201/60" office:value-type="float" office:value="0">
            <text:p>#NAME?</text:p>
          </table:table-cell>
          <table:table-cell table:style-name="ce3" table:formula="of:=[.D201]/60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table:style-name="ce2" table:formula="of:=(50000+750*[.B202])/(1+5*EXP(-0.04*[.B202]))-8273" office:value-type="float" office:value="192154.002915574">
            <text:p>192154,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style-name="ce2" table:formula="of:=(50000+750*[.B203])/(1+5*EXP(-0.04*[.B203]))-8273" office:value-type="float" office:value="192915.488761854">
            <text:p>192915,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style-name="ce2" table:formula="of:=(50000+750*[.B204])/(1+5*EXP(-0.04*[.B204]))-8273" office:value-type="float" office:value="193676.571073209">
            <text:p>193676,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style-name="ce2" table:formula="of:=(50000+750*[.B205])/(1+5*EXP(-0.04*[.B205]))-8273" office:value-type="float" office:value="194437.263792711">
            <text:p>194437,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style-name="ce2" table:formula="of:=(50000+750*[.B206])/(1+5*EXP(-0.04*[.B206]))-8273" office:value-type="float" office:value="195197.580393553">
            <text:p>195197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style-name="ce2" table:formula="of:=(50000+750*[.B207])/(1+5*EXP(-0.04*[.B207]))-8273" office:value-type="float" office:value="195957.533894238">
            <text:p>195957,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style-name="ce2" table:formula="of:=(50000+750*[.B208])/(1+5*EXP(-0.04*[.B208]))-8273" office:value-type="float" office:value="196717.136873312">
            <text:p>196717,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style-name="ce2" table:formula="of:=(50000+750*[.B209])/(1+5*EXP(-0.04*[.B209]))-8273" office:value-type="float" office:value="197476.401483658">
            <text:p>197476,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style-name="ce2" table:formula="of:=(50000+750*[.B210])/(1+5*EXP(-0.04*[.B210]))-8273" office:value-type="float" office:value="198235.339466359">
            <text:p>198235,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style-name="ce2" table:formula="of:=(50000+750*[.B211])/(1+5*EXP(-0.04*[.B211]))-8273" office:value-type="float" office:value="198993.962164137">
            <text:p>198993,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style-name="ce2" table:formula="of:=(50000+750*[.B212])/(1+5*EXP(-0.04*[.B212]))-8273" office:value-type="float" office:value="199752.280534391">
            <text:p>199752,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style-name="ce2" table:formula="of:=(50000+750*[.B213])/(1+5*EXP(-0.04*[.B213]))-8273" office:value-type="float" office:value="200510.305161827">
            <text:p>200510,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style-name="ce2" table:formula="of:=(50000+750*[.B214])/(1+5*EXP(-0.04*[.B214]))-8273" office:value-type="float" office:value="201268.046270708">
            <text:p>201268,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style-name="ce2" table:formula="of:=(50000+750*[.B215])/(1+5*EXP(-0.04*[.B215]))-8273" office:value-type="float" office:value="202025.513736721">
            <text:p>202025,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style-name="ce2" table:formula="of:=(50000+750*[.B216])/(1+5*EXP(-0.04*[.B216]))-8273" office:value-type="float" office:value="202782.717098478">
            <text:p>202782,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style-name="ce2" table:formula="of:=(50000+750*[.B217])/(1+5*EXP(-0.04*[.B217]))-8273" office:value-type="float" office:value="203539.665568659">
            <text:p>203539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style-name="ce2" table:formula="of:=(50000+750*[.B218])/(1+5*EXP(-0.04*[.B218]))-8273" office:value-type="float" office:value="204296.36804481">
            <text:p>204296,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style-name="ce2" table:formula="of:=(50000+750*[.B219])/(1+5*EXP(-0.04*[.B219]))-8273" office:value-type="float" office:value="205052.833119794">
            <text:p>205052,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style-name="ce2" table:formula="of:=(50000+750*[.B220])/(1+5*EXP(-0.04*[.B220]))-8273" office:value-type="float" office:value="205809.069091926">
            <text:p>205809,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2" table:formula="of:=(50000+750*[.B221])/(1+5*EXP(-0.04*[.B221]))-8273" office:value-type="float" office:value="206565.083974774">
            <text:p>206565,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style-name="ce2" table:formula="of:=(50000+750*[.B222])/(1+5*EXP(-0.04*[.B222]))-8273" office:value-type="float" office:value="207320.885506665">
            <text:p>207320,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style-name="ce2" table:formula="of:=(50000+750*[.B223])/(1+5*EXP(-0.04*[.B223]))-8273" office:value-type="float" office:value="208076.481159871">
            <text:p>208076,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style-name="ce2" table:formula="of:=(50000+750*[.B224])/(1+5*EXP(-0.04*[.B224]))-8273" office:value-type="float" office:value="208831.878149523">
            <text:p>208831,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style-name="ce2" table:formula="of:=(50000+750*[.B225])/(1+5*EXP(-0.04*[.B225]))-8273" office:value-type="float" office:value="209587.083442218">
            <text:p>209587,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style-name="ce2" table:formula="of:=(50000+750*[.B226])/(1+5*EXP(-0.04*[.B226]))-8273" office:value-type="float" office:value="210342.10376437">
            <text:p>210342,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style-name="ce2" table:formula="of:=(50000+750*[.B227])/(1+5*EXP(-0.04*[.B227]))-8273" office:value-type="float" office:value="211096.94561028">
            <text:p>211096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style-name="ce2" table:formula="of:=(50000+750*[.B228])/(1+5*EXP(-0.04*[.B228]))-8273" office:value-type="float" office:value="211851.61524995">
            <text:p>211851,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style-name="ce2" table:formula="of:=(50000+750*[.B229])/(1+5*EXP(-0.04*[.B229]))-8273" office:value-type="float" office:value="212606.118736642">
            <text:p>212606,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style-name="ce2" table:formula="of:=(50000+750*[.B230])/(1+5*EXP(-0.04*[.B230]))-8273" office:value-type="float" office:value="213360.461914201">
            <text:p>213360,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style-name="ce2" table:formula="of:=(50000+750*[.B231])/(1+5*EXP(-0.04*[.B231]))-8273" office:value-type="float" office:value="214114.650424126">
            <text:p>214114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style-name="ce2" table:formula="of:=(50000+750*[.B232])/(1+5*EXP(-0.04*[.B232]))-8273" office:value-type="float" office:value="214868.689712422">
            <text:p>214868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style-name="ce2" table:formula="of:=(50000+750*[.B233])/(1+5*EXP(-0.04*[.B233]))-8273" office:value-type="float" office:value="215622.585036224">
            <text:p>215622,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style-name="ce2" table:formula="of:=(50000+750*[.B234])/(1+5*EXP(-0.04*[.B234]))-8273" office:value-type="float" office:value="216376.341470207">
            <text:p>216376,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style-name="ce2" table:formula="of:=(50000+750*[.B235])/(1+5*EXP(-0.04*[.B235]))-8273" office:value-type="float" office:value="217129.963912781">
            <text:p>217129,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style-name="ce2" table:formula="of:=(50000+750*[.B236])/(1+5*EXP(-0.04*[.B236]))-8273" office:value-type="float" office:value="217883.457092087">
            <text:p>217883,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style-name="ce2" table:formula="of:=(50000+750*[.B237])/(1+5*EXP(-0.04*[.B237]))-8273" office:value-type="float" office:value="218636.825571797">
            <text:p>218636,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style-name="ce2" table:formula="of:=(50000+750*[.B238])/(1+5*EXP(-0.04*[.B238]))-8273" office:value-type="float" office:value="219390.073756716">
            <text:p>219390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style-name="ce2" table:formula="of:=(50000+750*[.B239])/(1+5*EXP(-0.04*[.B239]))-8273" office:value-type="float" office:value="220143.205898205">
            <text:p>220143,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style-name="ce2" table:formula="of:=(50000+750*[.B240])/(1+5*EXP(-0.04*[.B240]))-8273" office:value-type="float" office:value="220896.226099425">
            <text:p>220896,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2" table:formula="of:=(50000+750*[.B241])/(1+5*EXP(-0.04*[.B241]))-8273" office:value-type="float" office:value="221649.138320401">
            <text:p>221649,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style-name="ce2" table:formula="of:=(50000+750*[.B242])/(1+5*EXP(-0.04*[.B242]))-8273" office:value-type="float" office:value="222401.946382926">
            <text:p>222401,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style-name="ce2" table:formula="of:=(50000+750*[.B243])/(1+5*EXP(-0.04*[.B243]))-8273" office:value-type="float" office:value="223154.653975292">
            <text:p>223154,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style-name="ce2" table:formula="of:=(50000+750*[.B244])/(1+5*EXP(-0.04*[.B244]))-8273" office:value-type="float" office:value="223907.264656876">
            <text:p>223907,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style-name="ce2" table:formula="of:=(50000+750*[.B245])/(1+5*EXP(-0.04*[.B245]))-8273" office:value-type="float" office:value="224659.781862559">
            <text:p>224659,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style-name="ce2" table:formula="of:=(50000+750*[.B246])/(1+5*EXP(-0.04*[.B246]))-8273" office:value-type="float" office:value="225412.208907012">
            <text:p>225412,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style-name="ce2" table:formula="of:=(50000+750*[.B247])/(1+5*EXP(-0.04*[.B247]))-8273" office:value-type="float" office:value="226164.548988823">
            <text:p>226164,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style-name="ce2" table:formula="of:=(50000+750*[.B248])/(1+5*EXP(-0.04*[.B248]))-8273" office:value-type="float" office:value="226916.805194499">
            <text:p>226916,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style-name="ce2" table:formula="of:=(50000+750*[.B249])/(1+5*EXP(-0.04*[.B249]))-8273" office:value-type="float" office:value="227668.980502324">
            <text:p>227668,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style-name="ce2" table:formula="of:=(50000+750*[.B250])/(1+5*EXP(-0.04*[.B250]))-8273" office:value-type="float" office:value="228421.077786096">
            <text:p>22842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style-name="ce2" table:formula="of:=(50000+750*[.B251])/(1+5*EXP(-0.04*[.B251]))-8273" office:value-type="float" office:value="229173.099818729">
            <text:p>229173,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style-name="ce2" table:formula="of:=(50000+750*[.B252])/(1+5*EXP(-0.04*[.B252]))-8273" office:value-type="float" office:value="229925.049275743">
            <text:p>229925,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style-name="ce2" table:formula="of:=(50000+750*[.B253])/(1+5*EXP(-0.04*[.B253]))-8273" office:value-type="float" office:value="230676.928738627">
            <text:p>230676,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style-name="ce2" table:formula="of:=(50000+750*[.B254])/(1+5*EXP(-0.04*[.B254]))-8273" office:value-type="float" office:value="231428.740698094">
            <text:p>231428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style-name="ce2" table:formula="of:=(50000+750*[.B255])/(1+5*EXP(-0.04*[.B255]))-8273" office:value-type="float" office:value="232180.487557226">
            <text:p>232180,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style-name="ce2" table:formula="of:=(50000+750*[.B256])/(1+5*EXP(-0.04*[.B256]))-8273" office:value-type="float" office:value="232932.17163451">
            <text:p>232932,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2" table:formula="of:=(50000+750*[.B257])/(1+5*EXP(-0.04*[.B257]))-8273" office:value-type="float" office:value="233683.795166772">
            <text:p>233683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style-name="ce2" table:formula="of:=(50000+750*[.B258])/(1+5*EXP(-0.04*[.B258]))-8273" office:value-type="float" office:value="234435.360312011">
            <text:p>234435,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style-name="ce2" table:formula="of:=(50000+750*[.B259])/(1+5*EXP(-0.04*[.B259]))-8273" office:value-type="float" office:value="235186.869152138">
            <text:p>235186,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style-name="ce2" table:formula="of:=(50000+750*[.B260])/(1+5*EXP(-0.04*[.B260]))-8273" office:value-type="float" office:value="235938.32369562">
            <text:p>235938,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style-name="ce2" table:formula="of:=(50000+750*[.B261])/(1+5*EXP(-0.04*[.B261]))-8273" office:value-type="float" office:value="236689.725880035">
            <text:p>236689,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style-name="ce2" table:formula="of:=(50000+750*[.B262])/(1+5*EXP(-0.04*[.B262]))-8273" office:value-type="float" office:value="237441.07757454">
            <text:p>237441,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style-name="ce2" table:formula="of:=(50000+750*[.B263])/(1+5*EXP(-0.04*[.B263]))-8273" office:value-type="float" office:value="238192.380582255">
            <text:p>238192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style-name="ce2" table:formula="of:=(50000+750*[.B264])/(1+5*EXP(-0.04*[.B264]))-8273" office:value-type="float" office:value="238943.636642561">
            <text:p>238943,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style-name="ce2" table:formula="of:=(50000+750*[.B265])/(1+5*EXP(-0.04*[.B265]))-8273" office:value-type="float" office:value="239694.847433329">
            <text:p>239694,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style-name="ce2" table:formula="of:=(50000+750*[.B266])/(1+5*EXP(-0.04*[.B266]))-8273" office:value-type="float" office:value="240446.014573062">
            <text:p>240446,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style-name="ce2" table:formula="of:=(50000+750*[.B267])/(1+5*EXP(-0.04*[.B267]))-8273" office:value-type="float" office:value="241197.139622971">
            <text:p>241197,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style-name="ce2" table:formula="of:=(50000+750*[.B268])/(1+5*EXP(-0.04*[.B268]))-8273" office:value-type="float" office:value="241948.224088977">
            <text:p>241948,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style-name="ce2" table:formula="of:=(50000+750*[.B269])/(1+5*EXP(-0.04*[.B269]))-8273" office:value-type="float" office:value="242699.269423642">
            <text:p>242699,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style-name="ce2" table:formula="of:=(50000+750*[.B270])/(1+5*EXP(-0.04*[.B270]))-8273" office:value-type="float" office:value="243450.27702804">
            <text:p>243450,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style-name="ce2" table:formula="of:=(50000+750*[.B271])/(1+5*EXP(-0.04*[.B271]))-8273" office:value-type="float" office:value="244201.248253558">
            <text:p>244201,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style-name="ce2" table:formula="of:=(50000+750*[.B272])/(1+5*EXP(-0.04*[.B272]))-8273" office:value-type="float" office:value="244952.184403634">
            <text:p>244952,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style-name="ce2" table:formula="of:=(50000+750*[.B273])/(1+5*EXP(-0.04*[.B273]))-8273" office:value-type="float" office:value="245703.086735445">
            <text:p>245703,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style-name="ce2" table:formula="of:=(50000+750*[.B274])/(1+5*EXP(-0.04*[.B274]))-8273" office:value-type="float" office:value="246453.956461519">
            <text:p>246453,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style-name="ce2" table:formula="of:=(50000+750*[.B275])/(1+5*EXP(-0.04*[.B275]))-8273" office:value-type="float" office:value="247204.794751313">
            <text:p>247204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style-name="ce2" table:formula="of:=(50000+750*[.B276])/(1+5*EXP(-0.04*[.B276]))-8273" office:value-type="float" office:value="247955.602732716">
            <text:p>247955,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style-name="ce2" table:formula="of:=(50000+750*[.B277])/(1+5*EXP(-0.04*[.B277]))-8273" office:value-type="float" office:value="248706.381493517">
            <text:p>248706,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style-name="ce2" table:formula="of:=(50000+750*[.B278])/(1+5*EXP(-0.04*[.B278]))-8273" office:value-type="float" office:value="249457.13208281">
            <text:p>249457,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style-name="ce2" table:formula="of:=(50000+750*[.B279])/(1+5*EXP(-0.04*[.B279]))-8273" office:value-type="float" office:value="250207.855512356">
            <text:p>250207,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style-name="ce2" table:formula="of:=(50000+750*[.B280])/(1+5*EXP(-0.04*[.B280]))-8273" office:value-type="float" office:value="250958.552757897">
            <text:p>250958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style-name="ce2" table:formula="of:=(50000+750*[.B281])/(1+5*EXP(-0.04*[.B281]))-8273" office:value-type="float" office:value="251709.224760425">
            <text:p>251709,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style-name="ce2" table:formula="of:=(50000+750*[.B282])/(1+5*EXP(-0.04*[.B282]))-8273" office:value-type="float" office:value="252459.872427406">
            <text:p>252459,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style-name="ce2" table:formula="of:=(50000+750*[.B283])/(1+5*EXP(-0.04*[.B283]))-8273" office:value-type="float" office:value="253210.49663396">
            <text:p>253210,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style-name="ce2" table:formula="of:=(50000+750*[.B284])/(1+5*EXP(-0.04*[.B284]))-8273" office:value-type="float" office:value="253961.098224003">
            <text:p>253961,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style-name="ce2" table:formula="of:=(50000+750*[.B285])/(1+5*EXP(-0.04*[.B285]))-8273" office:value-type="float" office:value="254711.678011349">
            <text:p>254711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style-name="ce2" table:formula="of:=(50000+750*[.B286])/(1+5*EXP(-0.04*[.B286]))-8273" office:value-type="float" office:value="255462.236780771">
            <text:p>255462,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style-name="ce2" table:formula="of:=(50000+750*[.B287])/(1+5*EXP(-0.04*[.B287]))-8273" office:value-type="float" office:value="256212.775289026">
            <text:p>256212,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style-name="ce2" table:formula="of:=(50000+750*[.B288])/(1+5*EXP(-0.04*[.B288]))-8273" office:value-type="float" office:value="256963.294265847">
            <text:p>256963,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style-name="ce2" table:formula="of:=(50000+750*[.B289])/(1+5*EXP(-0.04*[.B289]))-8273" office:value-type="float" office:value="257713.794414898">
            <text:p>257713,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style-name="ce2" table:formula="of:=(50000+750*[.B290])/(1+5*EXP(-0.04*[.B290]))-8273" office:value-type="float" office:value="258464.276414693">
            <text:p>258464,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style-name="ce2" table:formula="of:=(50000+750*[.B291])/(1+5*EXP(-0.04*[.B291]))-8273" office:value-type="float" office:value="259214.740919492">
            <text:p>259214,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style-name="ce2" table:formula="of:=(50000+750*[.B292])/(1+5*EXP(-0.04*[.B292]))-8273" office:value-type="float" office:value="259965.188560152">
            <text:p>259965,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style-name="ce2" table:formula="of:=(50000+750*[.B293])/(1+5*EXP(-0.04*[.B293]))-8273" office:value-type="float" office:value="260715.619944962">
            <text:p>260715,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style-name="ce2" table:formula="of:=(50000+750*[.B294])/(1+5*EXP(-0.04*[.B294]))-8273" office:value-type="float" office:value="261466.03566044">
            <text:p>261466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style-name="ce2" table:formula="of:=(50000+750*[.B295])/(1+5*EXP(-0.04*[.B295]))-8273" office:value-type="float" office:value="262216.436272105">
            <text:p>262216,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style-name="ce2" table:formula="of:=(50000+750*[.B296])/(1+5*EXP(-0.04*[.B296]))-8273" office:value-type="float" office:value="262966.822325222">
            <text:p>262966,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style-name="ce2" table:formula="of:=(50000+750*[.B297])/(1+5*EXP(-0.04*[.B297]))-8273" office:value-type="float" office:value="263717.194345522">
            <text:p>263717,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style-name="ce2" table:formula="of:=(50000+750*[.B298])/(1+5*EXP(-0.04*[.B298]))-8273" office:value-type="float" office:value="264467.552839891">
            <text:p>264467,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style-name="ce2" table:formula="of:=(50000+750*[.B299])/(1+5*EXP(-0.04*[.B299]))-8273" office:value-type="float" office:value="265217.898297043">
            <text:p>265217,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style-name="ce2" table:formula="of:=(50000+750*[.B300])/(1+5*EXP(-0.04*[.B300]))-8273" office:value-type="float" office:value="265968.231188168">
            <text:p>265968,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2" table:formula="of:=(50000+750*[.B301])/(1+5*EXP(-0.04*[.B301]))-8273" office:value-type="float" office:value="266718.551967547">
            <text:p>266718,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style-name="ce2" table:formula="of:=(50000+750*[.B302])/(1+5*EXP(-0.04*[.B302]))-8273" office:value-type="float" office:value="267468.86107316">
            <text:p>267468,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style-name="ce2" table:formula="of:=(50000+750*[.B303])/(1+5*EXP(-0.04*[.B303]))-8273" office:value-type="float" office:value="268219.158927263">
            <text:p>268219,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style-name="ce2" table:formula="of:=(50000+750*[.B304])/(1+5*EXP(-0.04*[.B304]))-8273" office:value-type="float" office:value="268969.44593695">
            <text:p>268969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style-name="ce2" table:formula="of:=(50000+750*[.B305])/(1+5*EXP(-0.04*[.B305]))-8273" office:value-type="float" office:value="269719.722494687">
            <text:p>269719,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style-name="ce2" table:formula="of:=(50000+750*[.B306])/(1+5*EXP(-0.04*[.B306]))-8273" office:value-type="float" office:value="270469.988978841">
            <text:p>270469,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style-name="ce2" table:formula="of:=(50000+750*[.B307])/(1+5*EXP(-0.04*[.B307]))-8273" office:value-type="float" office:value="271220.245754175">
            <text:p>271220,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style-name="ce2" table:formula="of:=(50000+750*[.B308])/(1+5*EXP(-0.04*[.B308]))-8273" office:value-type="float" office:value="271970.493172338">
            <text:p>271970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style-name="ce2" table:formula="of:=(50000+750*[.B309])/(1+5*EXP(-0.04*[.B309]))-8273" office:value-type="float" office:value="272720.73157233">
            <text:p>272720,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style-name="ce2" table:formula="of:=(50000+750*[.B310])/(1+5*EXP(-0.04*[.B310]))-8273" office:value-type="float" office:value="273470.961280953">
            <text:p>273470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style-name="ce2" table:formula="of:=(50000+750*[.B311])/(1+5*EXP(-0.04*[.B311]))-8273" office:value-type="float" office:value="274221.182613248">
            <text:p>274221,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style-name="ce2" table:formula="of:=(50000+750*[.B312])/(1+5*EXP(-0.04*[.B312]))-8273" office:value-type="float" office:value="274971.395872914">
            <text:p>274971,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style-name="ce2" table:formula="of:=(50000+750*[.B313])/(1+5*EXP(-0.04*[.B313]))-8273" office:value-type="float" office:value="275721.601352711">
            <text:p>275721,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style-name="ce2" table:formula="of:=(50000+750*[.B314])/(1+5*EXP(-0.04*[.B314]))-8273" office:value-type="float" office:value="276471.799334857">
            <text:p>276471,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style-name="ce2" table:formula="of:=(50000+750*[.B315])/(1+5*EXP(-0.04*[.B315]))-8273" office:value-type="float" office:value="277221.990091394">
            <text:p>277221,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style-name="ce2" table:formula="of:=(50000+750*[.B316])/(1+5*EXP(-0.04*[.B316]))-8273" office:value-type="float" office:value="277972.173884565">
            <text:p>277972,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style-name="ce2" table:formula="of:=(50000+750*[.B317])/(1+5*EXP(-0.04*[.B317]))-8273" office:value-type="float" office:value="278722.350967152">
            <text:p>278722,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style-name="ce2" table:formula="of:=(50000+750*[.B318])/(1+5*EXP(-0.04*[.B318]))-8273" office:value-type="float" office:value="279472.521582823">
            <text:p>279472,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style-name="ce2" table:formula="of:=(50000+750*[.B319])/(1+5*EXP(-0.04*[.B319]))-8273" office:value-type="float" office:value="280222.685966454">
            <text:p>280222,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style-name="ce2" table:formula="of:=(50000+750*[.B320])/(1+5*EXP(-0.04*[.B320]))-8273" office:value-type="float" office:value="280972.844344447">
            <text:p>280972,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style-name="ce2" table:formula="of:=(50000+750*[.B321])/(1+5*EXP(-0.04*[.B321]))-8273" office:value-type="float" office:value="281722.996935028">
            <text:p>281722,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style-name="ce2" table:formula="of:=(50000+750*[.B322])/(1+5*EXP(-0.04*[.B322]))-8273" office:value-type="float" office:value="282473.143948547">
            <text:p>282473,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style-name="ce2" table:formula="of:=(50000+750*[.B323])/(1+5*EXP(-0.04*[.B323]))-8273" office:value-type="float" office:value="283223.285587754">
            <text:p>283223,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style-name="ce2" table:formula="of:=(50000+750*[.B324])/(1+5*EXP(-0.04*[.B324]))-8273" office:value-type="float" office:value="283973.422048074">
            <text:p>283973,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style-name="ce2" table:formula="of:=(50000+750*[.B325])/(1+5*EXP(-0.04*[.B325]))-8273" office:value-type="float" office:value="284723.553517873">
            <text:p>284723,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style-name="ce2" table:formula="of:=(50000+750*[.B326])/(1+5*EXP(-0.04*[.B326]))-8273" office:value-type="float" office:value="285473.680178703">
            <text:p>285473,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style-name="ce2" table:formula="of:=(50000+750*[.B327])/(1+5*EXP(-0.04*[.B327]))-8273" office:value-type="float" office:value="286223.802205556">
            <text:p>286223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style-name="ce2" table:formula="of:=(50000+750*[.B328])/(1+5*EXP(-0.04*[.B328]))-8273" office:value-type="float" office:value="286973.919767091">
            <text:p>286973,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style-name="ce2" table:formula="of:=(50000+750*[.B329])/(1+5*EXP(-0.04*[.B329]))-8273" office:value-type="float" office:value="287724.03302587">
            <text:p>287724,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style-name="ce2" table:formula="of:=(50000+750*[.B330])/(1+5*EXP(-0.04*[.B330]))-8273" office:value-type="float" office:value="288474.142138567">
            <text:p>288474,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style-name="ce2" table:formula="of:=(50000+750*[.B331])/(1+5*EXP(-0.04*[.B331]))-8273" office:value-type="float" office:value="289224.24725619">
            <text:p>289224,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style-name="ce2" table:formula="of:=(50000+750*[.B332])/(1+5*EXP(-0.04*[.B332]))-8273" office:value-type="float" office:value="289974.348524275">
            <text:p>289974,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style-name="ce2" table:formula="of:=(50000+750*[.B333])/(1+5*EXP(-0.04*[.B333]))-8273" office:value-type="float" office:value="290724.446083091">
            <text:p>290724,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style-name="ce2" table:formula="of:=(50000+750*[.B334])/(1+5*EXP(-0.04*[.B334]))-8273" office:value-type="float" office:value="291474.540067824">
            <text:p>291474,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style-name="ce2" table:formula="of:=(50000+750*[.B335])/(1+5*EXP(-0.04*[.B335]))-8273" office:value-type="float" office:value="292224.630608762">
            <text:p>292224,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style-name="ce2" table:formula="of:=(50000+750*[.B336])/(1+5*EXP(-0.04*[.B336]))-8273" office:value-type="float" office:value="292974.71783147">
            <text:p>292974,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style-name="ce2" table:formula="of:=(50000+750*[.B337])/(1+5*EXP(-0.04*[.B337]))-8273" office:value-type="float" office:value="293724.801856962">
            <text:p>293724,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style-name="ce2" table:formula="of:=(50000+750*[.B338])/(1+5*EXP(-0.04*[.B338]))-8273" office:value-type="float" office:value="294474.882801864">
            <text:p>294474,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style-name="ce2" table:formula="of:=(50000+750*[.B339])/(1+5*EXP(-0.04*[.B339]))-8273" office:value-type="float" office:value="295224.96077857">
            <text:p>295224,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style-name="ce2" table:formula="of:=(50000+750*[.B340])/(1+5*EXP(-0.04*[.B340]))-8273" office:value-type="float" office:value="295975.035895399">
            <text:p>295975,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style-name="ce2" table:formula="of:=(50000+750*[.B341])/(1+5*EXP(-0.04*[.B341]))-8273" office:value-type="float" office:value="296725.108256737">
            <text:p>296725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style-name="ce2" table:formula="of:=(50000+750*[.B342])/(1+5*EXP(-0.04*[.B342]))-8273" office:value-type="float" office:value="297475.177963181">
            <text:p>297475,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style-name="ce2" table:formula="of:=(50000+750*[.B343])/(1+5*EXP(-0.04*[.B343]))-8273" office:value-type="float" office:value="298225.245111677">
            <text:p>298225,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style-name="ce2" table:formula="of:=(50000+750*[.B344])/(1+5*EXP(-0.04*[.B344]))-8273" office:value-type="float" office:value="298975.30979565">
            <text:p>298975,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style-name="ce2" table:formula="of:=(50000+750*[.B345])/(1+5*EXP(-0.04*[.B345]))-8273" office:value-type="float" office:value="299725.372105131">
            <text:p>299725,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style-name="ce2" table:formula="of:=(50000+750*[.B346])/(1+5*EXP(-0.04*[.B346]))-8273" office:value-type="float" office:value="300475.432126879">
            <text:p>300475,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style-name="ce2" table:formula="of:=(50000+750*[.B347])/(1+5*EXP(-0.04*[.B347]))-8273" office:value-type="float" office:value="301225.489944501">
            <text:p>301225,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style-name="ce2" table:formula="of:=(50000+750*[.B348])/(1+5*EXP(-0.04*[.B348]))-8273" office:value-type="float" office:value="301975.545638565">
            <text:p>301975,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style-name="ce2" table:formula="of:=(50000+750*[.B349])/(1+5*EXP(-0.04*[.B349]))-8273" office:value-type="float" office:value="302725.59928671">
            <text:p>302725,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style-name="ce2" table:formula="of:=(50000+750*[.B350])/(1+5*EXP(-0.04*[.B350]))-8273" office:value-type="float" office:value="303475.65096375">
            <text:p>303475,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2" table:formula="of:=(50000+750*[.B351])/(1+5*EXP(-0.04*[.B351]))-8273" office:value-type="float" office:value="304225.700741778">
            <text:p>304225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style-name="ce2" table:formula="of:=(50000+750*[.B352])/(1+5*EXP(-0.04*[.B352]))-8273" office:value-type="float" office:value="304975.748690265">
            <text:p>304975,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style-name="ce2" table:formula="of:=(50000+750*[.B353])/(1+5*EXP(-0.04*[.B353]))-8273" office:value-type="float" office:value="305725.794876153">
            <text:p>305725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style-name="ce2" table:formula="of:=(50000+750*[.B354])/(1+5*EXP(-0.04*[.B354]))-8273" office:value-type="float" office:value="306475.839363946">
            <text:p>306475,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style-name="ce2" table:formula="of:=(50000+750*[.B355])/(1+5*EXP(-0.04*[.B355]))-8273" office:value-type="float" office:value="307225.882215803">
            <text:p>307225,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style-name="ce2" table:formula="of:=(50000+750*[.B356])/(1+5*EXP(-0.04*[.B356]))-8273" office:value-type="float" office:value="307975.923491614">
            <text:p>307975,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style-name="ce2" table:formula="of:=(50000+750*[.B357])/(1+5*EXP(-0.04*[.B357]))-8273" office:value-type="float" office:value="308725.963249093">
            <text:p>308725,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style-name="ce2" table:formula="of:=(50000+750*[.B358])/(1+5*EXP(-0.04*[.B358]))-8273" office:value-type="float" office:value="309476.001543848">
            <text:p>309476,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style-name="ce2" table:formula="of:=(50000+750*[.B359])/(1+5*EXP(-0.04*[.B359]))-8273" office:value-type="float" office:value="310226.038429461">
            <text:p>310226,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style-name="ce2" table:formula="of:=(50000+750*[.B360])/(1+5*EXP(-0.04*[.B360]))-8273" office:value-type="float" office:value="310976.07395756">
            <text:p>310976,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style-name="ce2" table:formula="of:=(50000+750*[.B361])/(1+5*EXP(-0.04*[.B361]))-8273" office:value-type="float" office:value="311726.108177895">
            <text:p>311726,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style-name="ce2" table:formula="of:=(50000+750*[.B362])/(1+5*EXP(-0.04*[.B362]))-8273" office:value-type="float" office:value="312476.141138396">
            <text:p>312476,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style-name="ce2" table:formula="of:=(50000+750*[.B363])/(1+5*EXP(-0.04*[.B363]))-8273" office:value-type="float" office:value="313226.172885249">
            <text:p>313226,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style-name="ce2" table:formula="of:=(50000+750*[.B364])/(1+5*EXP(-0.04*[.B364]))-8273" office:value-type="float" office:value="313976.203462953">
            <text:p>313976,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style-name="ce2" table:formula="of:=(50000+750*[.B365])/(1+5*EXP(-0.04*[.B365]))-8273" office:value-type="float" office:value="314726.232914385">
            <text:p>314726,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style-name="ce2" table:formula="of:=(50000+750*[.B366])/(1+5*EXP(-0.04*[.B366]))-8273" office:value-type="float" office:value="315476.261280855">
            <text:p>315476,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style-name="ce2" table:formula="of:=(50000+750*[.B367])/(1+5*EXP(-0.04*[.B367]))-8273" office:value-type="float" office:value="316226.288602166">
            <text:p>316226,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style-name="ce2" table:formula="of:=(50000+750*[.B368])/(1+5*EXP(-0.04*[.B368]))-8273" office:value-type="float" office:value="316976.314916669">
            <text:p>316976,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style-name="ce2" table:formula="of:=(50000+750*[.B369])/(1+5*EXP(-0.04*[.B369]))-8273" office:value-type="float" office:value="317726.340261313">
            <text:p>317726,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style-name="ce2" table:formula="of:=(50000+750*[.B370])/(1+5*EXP(-0.04*[.B370]))-8273" office:value-type="float" office:value="318476.364671697">
            <text:p>318476,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style-name="ce2" table:formula="of:=(50000+750*[.B371])/(1+5*EXP(-0.04*[.B371]))-8273" office:value-type="float" office:value="319226.38818212">
            <text:p>319226,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style-name="ce2" table:formula="of:=(50000+750*[.B372])/(1+5*EXP(-0.04*[.B372]))-8273" office:value-type="float" office:value="319976.410825627">
            <text:p>319976,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style-name="ce2" table:formula="of:=(50000+750*[.B373])/(1+5*EXP(-0.04*[.B373]))-8273" office:value-type="float" office:value="320726.432634058">
            <text:p>320726,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style-name="ce2" table:formula="of:=(50000+750*[.B374])/(1+5*EXP(-0.04*[.B374]))-8273" office:value-type="float" office:value="321476.453638084">
            <text:p>321476,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style-name="ce2" table:formula="of:=(50000+750*[.B375])/(1+5*EXP(-0.04*[.B375]))-8273" office:value-type="float" office:value="322226.47386726">
            <text:p>322226,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style-name="ce2" table:formula="of:=(50000+750*[.B376])/(1+5*EXP(-0.04*[.B376]))-8273" office:value-type="float" office:value="322976.493350057">
            <text:p>322976,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style-name="ce2" table:formula="of:=(50000+750*[.B377])/(1+5*EXP(-0.04*[.B377]))-8273" office:value-type="float" office:value="323726.512113903">
            <text:p>323726,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style-name="ce2" table:formula="of:=(50000+750*[.B378])/(1+5*EXP(-0.04*[.B378]))-8273" office:value-type="float" office:value="324476.530185228">
            <text:p>324476,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style-name="ce2" table:formula="of:=(50000+750*[.B379])/(1+5*EXP(-0.04*[.B379]))-8273" office:value-type="float" office:value="325226.547589488">
            <text:p>325226,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style-name="ce2" table:formula="of:=(50000+750*[.B380])/(1+5*EXP(-0.04*[.B380]))-8273" office:value-type="float" office:value="325976.564351214">
            <text:p>325976,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style-name="ce2" table:formula="of:=(50000+750*[.B381])/(1+5*EXP(-0.04*[.B381]))-8273" office:value-type="float" office:value="326726.580494033">
            <text:p>326726,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style-name="ce2" table:formula="of:=(50000+750*[.B382])/(1+5*EXP(-0.04*[.B382]))-8273" office:value-type="float" office:value="327476.596040711">
            <text:p>327476,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style-name="ce2" table:formula="of:=(50000+750*[.B383])/(1+5*EXP(-0.04*[.B383]))-8273" office:value-type="float" office:value="328226.611013179">
            <text:p>328226,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style-name="ce2" table:formula="of:=(50000+750*[.B384])/(1+5*EXP(-0.04*[.B384]))-8273" office:value-type="float" office:value="328976.625432565">
            <text:p>328976,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style-name="ce2" table:formula="of:=(50000+750*[.B385])/(1+5*EXP(-0.04*[.B385]))-8273" office:value-type="float" office:value="329726.639319221">
            <text:p>329726,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style-name="ce2" table:formula="of:=(50000+750*[.B386])/(1+5*EXP(-0.04*[.B386]))-8273" office:value-type="float" office:value="330476.652692756">
            <text:p>330476,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style-name="ce2" table:formula="of:=(50000+750*[.B387])/(1+5*EXP(-0.04*[.B387]))-8273" office:value-type="float" office:value="331226.665572059">
            <text:p>331226,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style-name="ce2" table:formula="of:=(50000+750*[.B388])/(1+5*EXP(-0.04*[.B388]))-8273" office:value-type="float" office:value="331976.677975327">
            <text:p>331976,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style-name="ce2" table:formula="of:=(50000+750*[.B389])/(1+5*EXP(-0.04*[.B389]))-8273" office:value-type="float" office:value="332726.68992009">
            <text:p>332726,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style-name="ce2" table:formula="of:=(50000+750*[.B390])/(1+5*EXP(-0.04*[.B390]))-8273" office:value-type="float" office:value="333476.701423234">
            <text:p>333476,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style-name="ce2" table:formula="of:=(50000+750*[.B391])/(1+5*EXP(-0.04*[.B391]))-8273" office:value-type="float" office:value="334226.712501027">
            <text:p>334226,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style-name="ce2" table:formula="of:=(50000+750*[.B392])/(1+5*EXP(-0.04*[.B392]))-8273" office:value-type="float" office:value="334976.723169139">
            <text:p>334976,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style-name="ce2" table:formula="of:=(50000+750*[.B393])/(1+5*EXP(-0.04*[.B393]))-8273" office:value-type="float" office:value="335726.733442667">
            <text:p>335726,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style-name="ce2" table:formula="of:=(50000+750*[.B394])/(1+5*EXP(-0.04*[.B394]))-8273" office:value-type="float" office:value="336476.743336152">
            <text:p>336476,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style-name="ce2" table:formula="of:=(50000+750*[.B395])/(1+5*EXP(-0.04*[.B395]))-8273" office:value-type="float" office:value="337226.752863603">
            <text:p>337226,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style-name="ce2" table:formula="of:=(50000+750*[.B396])/(1+5*EXP(-0.04*[.B396]))-8273" office:value-type="float" office:value="337976.762038513">
            <text:p>337976,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style-name="ce2" table:formula="of:=(50000+750*[.B397])/(1+5*EXP(-0.04*[.B397]))-8273" office:value-type="float" office:value="338726.770873881">
            <text:p>338726,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style-name="ce2" table:formula="of:=(50000+750*[.B398])/(1+5*EXP(-0.04*[.B398]))-8273" office:value-type="float" office:value="339476.779382228">
            <text:p>339476,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style-name="ce2" table:formula="of:=(50000+750*[.B399])/(1+5*EXP(-0.04*[.B399]))-8273" office:value-type="float" office:value="340226.787575615">
            <text:p>340226,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style-name="ce2" table:formula="of:=(50000+750*[.B400])/(1+5*EXP(-0.04*[.B400]))-8273" office:value-type="float" office:value="340976.79546566">
            <text:p>340976,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style-name="ce2" table:formula="of:=(50000+750*[.B401])/(1+5*EXP(-0.04*[.B401]))-8273" office:value-type="float" office:value="341726.803063555">
            <text:p>341726,803</text:p>
          </table:table-cell>
          <table:table-cell table:number-columns-repeated="4"/>
        </table:table-row>
        <table:table-row table:style-name="ro1" table:number-rows-repeated="10481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ining" table:style-name="ta1" table:print="false"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Obsidian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einkohl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amanterz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maragderz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Endstein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olderz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isenerz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Lapislazuli-Erz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Netherquarzerz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dstone-Erz</text:p>
          </table:table-cell>
          <table:table-cell table:style-name="ce4" office:value-type="string">
            <text:p>73/7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ei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andstei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herstein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gging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id</text:p>
          </table:table-cell>
          <table:table-cell office:value-type="string">
            <text:p>exp</text:p>
          </table:table-cell>
        </table:table-row>
        <table:table-row table:style-name="ro1">
          <table:table-cell office:value-type="string">
            <text:p>Clay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armland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ss Block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ravel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celium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ir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oul Sand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now Block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Ein</number:text>
    </number:number-style>
    <number:number-style style:name="N139P1" style:volatile="true">
      <number:text>Ein</number:text>
    </number:number-style>
    <number:number-style style:name="N139">
      <number:text>Aus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3" number:min-integer-digits="1"/>
    </number:number-style>
    <number:number-style style:name="N143">
      <number:number number:decimal-places="3" number:min-integer-digits="1" number:grouping="true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26.07.2013</text:date>, <text:time>10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5M9S</meta:editing-duration>
    <meta:editing-cycles>6</meta:editing-cycles>
    <meta:generator>OpenOffice.org/3.3$Win32 OpenOffice.org_project/330m20$Build-9567</meta:generator>
    <dc:date>2013-07-26T10:21:53.40</dc:date>
    <meta:document-statistic meta:table-count="5" meta:cell-count="101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 chart:mean-value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mean-value="true" chart:regression-type="exponential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74cm" svg:height="14.4cm" xlink:href=".." xlink:type="simple" chart:class="chart:line" chart:style-name="ch1">
        <chart:legend chart:legend-position="end" svg:x="23.938cm" svg:y="6.654cm" chart:style-name="ch2"/>
        <chart:plot-area chart:style-name="ch3" table:cell-range-address="Sheet2.A1:Sheet2.B41" chart:data-source-has-labels="both" svg:x="1.043cm" svg:y="1.365cm" svg:width="21.701cm" svg:height="12.404cm">
          <chartooo:coordinate-region svg:x="2.035cm" svg:y="1.577cm" svg:width="20.523cm" svg:height="11.519cm"/>
          <chart:axis chart:dimension="x" chart:name="primary-x" chart:style-name="ch4">
            <chart:categories table:cell-range-address="Sheet2.A2:Sheet2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41" chart:label-cell-address="Sheet2.B1:Sheet2.B1" chart:class="chart:line">
            <chart:mean-value chart:style-name="ch7"/>
            <chart:regression-curve chart:style-name="ch7">
              <chart:equation chart:display-r-square="true" svg:x="23.544cm" svg:y="9.274cm"/>
            </chart:regression-curve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2.A2:Sheet2.A41</svg:desc>
                </draw:g>
              </table:table-cell>
              <table:table-cell office:value-type="float" office:value="17">
                <text:p>17</text:p>
                <draw:g>
                  <svg:desc>Sheet2.B2:Sheet2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0">
                <text:p>17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029cm" svg:height="13.635cm" xlink:href=".." xlink:type="simple" chart:class="chart:bar" chart:style-name="ch1">
        <chart:legend chart:legend-position="end" svg:x="33.32cm" svg:y="6.509cm" chart:style-name="ch2"/>
        <chart:plot-area chart:style-name="ch3" table:cell-range-address="Sheet3.C1:Sheet3.C201" chart:data-source-has-labels="row" svg:x="1.15cm" svg:y="1.223cm" svg:width="30.77cm" svg:height="11.72cm">
          <chartooo:coordinate-region svg:x="3.174cm" svg:y="1.435cm" svg:width="28.68cm" svg:height="10.4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201" chart:label-cell-address="Sheet3.C1:Sheet3.C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.049228611288">
                <text:p>471.049228611288</text:p>
                <draw:g>
                  <svg:desc>Sheet3.C2:Sheet3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2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3cm" svg:height="10.48cm" xlink:href=".." xlink:type="simple" chart:class="chart:bar" chart:style-name="ch1">
        <chart:legend chart:legend-position="end" svg:x="21.121cm" svg:y="4.932cm" chart:style-name="ch2"/>
        <chart:plot-area chart:style-name="ch3" table:cell-range-address="Sheet3.B1:Sheet3.C401" chart:data-source-has-labels="both" svg:x="0.906cm" svg:y="0.971cm" svg:width="19.303cm" svg:height="8.88cm">
          <chartooo:coordinate-region svg:x="2.93cm" svg:y="1.184cm" svg:width="17.279cm" svg:height="8.455cm"/>
          <chart:axis chart:dimension="x" chart:name="primary-x" chart:style-name="ch4">
            <chart:categories table:cell-range-address="Sheet3.B2:Sheet3.B4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401" chart:label-cell-address="Sheet3.C1:Sheet3.C1" chart:class="chart:bar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3.B2:Sheet3.B401</svg:desc>
                </draw:g>
              </table:table-cell>
              <table:table-cell office:value-type="float" office:value="471.049228611288">
                <text:p>471.049228611288</text:p>
                <draw:g>
                  <svg:desc>Sheet3.C2:Sheet3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7.910950711244">
                <text:p>897.91095071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1.3191782853">
                <text:p>1341.319178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.66860628914">
                <text:p>1801.6686062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9.3466014156">
                <text:p>2279.3466014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4.73180459044">
                <text:p>2774.73180459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88.19268483274">
                <text:p>3288.1926848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0.08604950679">
                <text:p>3820.0860495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0.75551673165">
                <text:p>4370.75551673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.5299564605">
                <text:p>4940.529956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9.72190748558">
                <text:p>5529.72190748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8.62597835622">
                <text:p>6138.62597835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7.51724090626">
                <text:p>6767.5172409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16.64962576223">
                <text:p>7416.64962576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86.25432983228">
                <text:p>8086.25432983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76.53824634648">
                <text:p>8776.5382463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7.68242851834">
                <text:p>9487.68242851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19.8405983136">
                <text:p>10219.840598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3.1377121322">
                <text:p>10973.1377121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47.6685954227">
                <text:p>11747.6685954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3.4966583406">
                <text:p>12543.496658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60.6527045315">
                <text:p>13360.6527045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9.1338449461">
                <text:p>14199.13384494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58.9025282815">
                <text:p>15058.9025282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39.8856991829">
                <text:p>15939.885699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41.9740947268">
                <text:p>16841.9740947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5.0216889439">
                <text:p>17765.0216889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08.8452942338">
                <text:p>18708.845294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73.2243274678">
                <text:p>19673.224327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57.9007473934">
                <text:p>20657.9007473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662.5791686453">
                <text:p>21662.5791686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686.9271562473">
                <text:p>22686.927156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30.5757029832">
                <text:p>23730.575702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93.119890423">
                <text:p>24793.119890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874.1197327575">
                <text:p>25874.1197327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73.1012009172">
                <text:p>26973.1012009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9.557422777">
                <text:p>28089.557422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22.9500535789">
                <text:p>29222.9500535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72.7108090873">
                <text:p>30372.7108090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8.2431524295">
                <text:p>31538.2431524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18.9241241052">
                <text:p>32718.924124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14.1063032915">
                <text:p>33914.106303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123.1198873418">
                <text:p>35123.119887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345.2748752989">
                <text:p>36345.2748752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79.863340333">
                <text:p>37579.863340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26.1617752816">
                <text:p>38826.1617752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83.4334949212">
                <text:p>40083.4334949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50.9310782555">
                <text:p>41350.9310782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27.898833944">
                <text:p>42627.89883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13.5752720449">
                <text:p>43913.5752720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207.1955654755">
                <text:p>45207.1955654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507.9939850144">
                <text:p>46507.993985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15.2062922647">
                <text:p>47815.206292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28.0720757487">
                <text:p>49128.0720757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5.8370162062">
                <text:p>50445.837016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767.7550681947">
                <text:p>51767.755068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093.0905462268">
                <text:p>53093.0905462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421.1201049033">
                <text:p>54421.1201049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51.1346037969">
                <text:p>55751.1346037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82.440849177">
                <text:p>57082.440849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14.363206037">
                <text:p>58414.36320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746.2450752587">
                <text:p>59746.245075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77.4502321079">
                <text:p>61077.4502321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407.3640235916">
                <text:p>62407.3640235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735.3944234912">
                <text:p>63735.394423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60.9729451147">
                <text:p>65060.9729451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383.5554129668">
                <text:p>66383.5554129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02.6225956067">
                <text:p>67702.622595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7.6807029498">
                <text:p>69017.680702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28.2617521524">
                <text:p>70328.26175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33.9238070054">
                <text:p>71633.923807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34.2510964454">
                <text:p>72934.251096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28.8540183685">
                <text:p>74228.8540183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17.3690354098">
                <text:p>75517.369035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799.4584697272">
                <text:p>76799.4584697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074.8102041035">
                <text:p>78074.810204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343.1372968751">
                <text:p>79343.1372968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04.1775182897">
                <text:p>80604.17751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857.6928159228">
                <text:p>81857.6928159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103.4687167294">
                <text:p>83103.46871672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41.3136731921">
                <text:p>84341.3136731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71.0583608513">
                <text:p>85571.0583608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792.5549342797">
                <text:p>86792.5549342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5.6762482943">
                <text:p>88005.6762482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210.3150508948">
                <text:p>89210.3150508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406.3831540844">
                <text:p>90406.3831540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593.8105883708">
                <text:p>91593.8105883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772.5447463765">
                <text:p>92772.5447463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942.5495205983">
                <text:p>93942.5495205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103.804439971">
                <text:p>95103.804439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256.3038094961">
                <text:p>96256.3038094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00.0558568106">
                <text:p>97400.0558568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535.0818891875">
                <text:p>98535.081889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661.4154640894">
                <text:p>99661.4154640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79.101576036">
                <text:p>100779.10157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888.195862198">
                <text:p>101888.195862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88.763828811">
                <text:p>102988.763828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080.880100174">
                <text:p>104080.88010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164.627691718">
                <text:p>105164.627691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240.097308349">
                <text:p>106240.0973083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07.386669024">
                <text:p>107307.38666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66.599858256">
                <text:p>108366.59985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417.846705071">
                <text:p>109417.84670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61.242189695">
                <text:p>110461.242189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496.905878117">
                <text:p>111496.905878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524.961384463">
                <text:p>112524.961384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545.53586103">
                <text:p>113545.5358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558.759515642">
                <text:p>114558.759515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564.765155927">
                <text:p>115564.765155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563.687759987">
                <text:p>116563.68775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555.66407287">
                <text:p>117555.664072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540.832228158">
                <text:p>118540.832228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19.331393957">
                <text:p>119519.331393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491.301442497">
                <text:p>120491.301442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456.882642533">
                <text:p>121456.882642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416.215373703">
                <text:p>122416.2153737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369.439861969">
                <text:p>123369.439861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316.695935269">
                <text:p>124316.69593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258.122798494">
                <text:p>125258.12279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193.858826892">
                <text:p>126193.8588268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124.04137703">
                <text:p>127124.0413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048.806614427">
                <text:p>128048.80661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968.289357006">
                <text:p>128968.289357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882.622933507">
                <text:p>129882.622933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791.939056047">
                <text:p>130791.939056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696.367706006">
                <text:p>131696.367706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96.037032473">
                <text:p>132596.037032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491.073262471">
                <text:p>133491.0732624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381.60062225">
                <text:p>134381.60062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267.741268931">
                <text:p>135267.741268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149.615231816">
                <text:p>136149.615231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27.340362736">
                <text:p>137027.340362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901.032294782">
                <text:p>137901.032294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770.804408861">
                <text:p>138770.804408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636.767807473">
                <text:p>139636.76780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499.031295203">
                <text:p>140499.031295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357.701365395">
                <text:p>141357.7013653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212.882192527">
                <text:p>142212.88219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064.675629833">
                <text:p>143064.675629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913.181211735">
                <text:p>143913.181211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758.49616067">
                <text:p>144758.49616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600.715397934">
                <text:p>145600.71539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439.931558176">
                <text:p>146439.931558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276.235007198">
                <text:p>147276.235007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109.71386275">
                <text:p>148109.71386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940.454018006">
                <text:p>148940.454018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768.539167453">
                <text:p>149768.539167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594.05083493">
                <text:p>150594.05083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17.068403559">
                <text:p>151417.068403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237.669147364">
                <text:p>152237.66914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055.928264339">
                <text:p>153055.92826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871.918910792">
                <text:p>153871.918910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685.712236767">
                <text:p>154685.7122367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97.377422383">
                <text:p>155497.377422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306.981714934">
                <text:p>156306.9817149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114.590466593">
                <text:p>157114.590466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920.267172615">
                <text:p>157920.26717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24.073509882">
                <text:p>158724.07350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526.069375705">
                <text:p>159526.069375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326.312926772">
                <text:p>160326.3129267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24.860618139">
                <text:p>161124.8606181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21.767242194">
                <text:p>161921.767242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717.085967504">
                <text:p>162717.0859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10.868377481">
                <text:p>163510.868377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303.164508798">
                <text:p>164303.164508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94.022889503">
                <text:p>165094.022889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883.490576775">
                <text:p>165883.490576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71.613194275">
                <text:p>166671.6131942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458.434969059">
                <text:p>167458.43496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243.998768">
                <text:p>168243.998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028.346133708">
                <text:p>169028.346133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811.517319899">
                <text:p>169811.51731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93.551326202">
                <text:p>170593.551326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374.485932383">
                <text:p>171374.4859323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154.357731958">
                <text:p>172154.357731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2933.202165186">
                <text:p>172933.202165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3711.053551437">
                <text:p>173711.053551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4487.945120911">
                <text:p>174487.945120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63.909045713">
                <text:p>175263.909045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6038.976470267">
                <text:p>176038.976470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813.177541081">
                <text:p>176813.177541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86.541435839">
                <text:p>177586.54143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359.09639185">
                <text:p>178359.09639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130.869733819">
                <text:p>179130.86973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901.887900976">
                <text:p>179901.887900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672.176473547">
                <text:p>180672.176473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1441.760198572">
                <text:p>181441.7601985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210.66301509">
                <text:p>182210.66301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978.90807868">
                <text:p>182978.908078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3746.517785379">
                <text:p>183746.517785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513.513794971">
                <text:p>184513.513794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279.917053676">
                <text:p>185279.917053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045.747816223">
                <text:p>186045.74781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811.025667338">
                <text:p>186811.025667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7575.769542641">
                <text:p>187575.769542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8339.997748979">
                <text:p>188339.997748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103.727984184">
                <text:p>189103.727984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866.977356285">
                <text:p>189866.977356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629.76240218">
                <text:p>190629.76240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1392.099105768">
                <text:p>191392.099105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154.002915574">
                <text:p>192154.0029155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2915.488761854">
                <text:p>192915.4887618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676.571073209">
                <text:p>193676.5710732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4437.263792711">
                <text:p>194437.2637927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5197.580393553">
                <text:p>195197.5803935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5957.533894238">
                <text:p>195957.533894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717.136873312">
                <text:p>196717.136873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476.401483658">
                <text:p>197476.401483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235.339466359">
                <text:p>198235.3394663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8993.962164137">
                <text:p>198993.962164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752.280534391">
                <text:p>199752.280534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510.305161827">
                <text:p>200510.305161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1268.046270708">
                <text:p>201268.046270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2025.513736721">
                <text:p>202025.5137367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2782.717098478">
                <text:p>202782.7170984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3539.665568659">
                <text:p>203539.665568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4296.36804481">
                <text:p>204296.36804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052.833119794">
                <text:p>205052.8331197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809.069091926">
                <text:p>205809.069091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565.083974774">
                <text:p>206565.0839747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7320.885506665">
                <text:p>207320.885506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8076.481159871">
                <text:p>208076.481159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8831.878149523">
                <text:p>208831.878149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87.083442218">
                <text:p>209587.0834422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0342.10376437">
                <text:p>210342.103764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1096.94561028">
                <text:p>211096.945610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1851.61524995">
                <text:p>211851.615249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606.118736642">
                <text:p>212606.118736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360.461914201">
                <text:p>213360.461914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114.650424126">
                <text:p>214114.650424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868.689712422">
                <text:p>214868.6897124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5622.585036224">
                <text:p>215622.585036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6376.341470207">
                <text:p>216376.3414702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7129.963912781">
                <text:p>217129.9639127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883.457092087">
                <text:p>217883.4570920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8636.825571797">
                <text:p>218636.8255717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9390.073756716">
                <text:p>219390.073756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0143.205898205">
                <text:p>220143.2058982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0896.226099425">
                <text:p>220896.2260994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1649.138320401">
                <text:p>221649.1383204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2401.946382926">
                <text:p>222401.946382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3154.653975292">
                <text:p>223154.6539752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907.264656876">
                <text:p>223907.2646568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659.781862559">
                <text:p>224659.781862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412.208907012">
                <text:p>225412.208907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164.548988823">
                <text:p>226164.5489888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916.805194499">
                <text:p>226916.805194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7668.980502324">
                <text:p>227668.9805023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8421.077786096">
                <text:p>228421.077786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9173.099818729">
                <text:p>229173.0998187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9925.049275743">
                <text:p>229925.049275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0676.928738627">
                <text:p>230676.928738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1428.740698094">
                <text:p>231428.740698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2180.487557226">
                <text:p>232180.487557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2932.17163451">
                <text:p>232932.17163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3683.795166772">
                <text:p>233683.7951667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4435.360312011">
                <text:p>234435.360312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5186.869152138">
                <text:p>235186.8691521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5938.32369562">
                <text:p>235938.32369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6689.725880035">
                <text:p>236689.7258800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7441.07757454">
                <text:p>237441.077574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8192.380582255">
                <text:p>238192.3805822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8943.636642561">
                <text:p>238943.6366425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9694.847433329">
                <text:p>239694.8474333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0446.014573062">
                <text:p>240446.014573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1197.139622971">
                <text:p>241197.1396229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1948.224088977">
                <text:p>241948.2240889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2699.269423642">
                <text:p>242699.269423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3450.27702804">
                <text:p>243450.277028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4201.248253558">
                <text:p>244201.2482535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4952.184403634">
                <text:p>244952.1844036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5703.086735445">
                <text:p>245703.0867354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6453.956461519">
                <text:p>246453.956461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7204.794751313">
                <text:p>247204.7947513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7955.602732716">
                <text:p>247955.602732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8706.381493517">
                <text:p>248706.381493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9457.13208281">
                <text:p>249457.13208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0207.855512356">
                <text:p>250207.855512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0958.552757897">
                <text:p>250958.5527578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1709.224760425">
                <text:p>251709.2247604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2459.872427406">
                <text:p>252459.8724274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3210.49663396">
                <text:p>253210.496633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3961.098224003">
                <text:p>253961.0982240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4711.678011349">
                <text:p>254711.6780113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5462.236780771">
                <text:p>255462.2367807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6212.775289026">
                <text:p>256212.7752890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6963.294265847">
                <text:p>256963.2942658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7713.794414898">
                <text:p>257713.7944148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8464.276414693">
                <text:p>258464.2764146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9214.740919492">
                <text:p>259214.7409194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9965.188560152">
                <text:p>259965.188560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715.619944962">
                <text:p>260715.619944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1466.03566044">
                <text:p>261466.03566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2216.436272105">
                <text:p>262216.436272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2966.822325222">
                <text:p>262966.822325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3717.194345522">
                <text:p>263717.1943455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4467.552839891">
                <text:p>264467.5528398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5217.898297043">
                <text:p>265217.8982970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5968.231188168">
                <text:p>265968.2311881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6718.551967547">
                <text:p>266718.551967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7468.86107316">
                <text:p>267468.86107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8219.158927263">
                <text:p>268219.15892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8969.44593695">
                <text:p>268969.445936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9719.722494687">
                <text:p>269719.7224946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0469.988978841">
                <text:p>270469.9889788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1220.245754175">
                <text:p>271220.245754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1970.493172338">
                <text:p>271970.493172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2720.73157233">
                <text:p>272720.731572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3470.961280953">
                <text:p>273470.9612809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4221.182613248">
                <text:p>274221.182613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4971.395872914">
                <text:p>274971.3958729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5721.601352711">
                <text:p>275721.601352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6471.799334857">
                <text:p>276471.7993348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7221.990091394">
                <text:p>277221.9900913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7972.173884565">
                <text:p>277972.1738845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8722.350967152">
                <text:p>278722.350967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9472.521582823">
                <text:p>279472.5215828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0222.685966454">
                <text:p>280222.6859664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0972.844344447">
                <text:p>280972.8443444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1722.996935028">
                <text:p>281722.996935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2473.143948547">
                <text:p>282473.1439485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3223.285587754">
                <text:p>283223.2855877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973.422048074">
                <text:p>283973.422048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4723.553517873">
                <text:p>284723.5535178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5473.680178703">
                <text:p>285473.6801787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6223.802205556">
                <text:p>286223.8022055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6973.919767091">
                <text:p>286973.9197670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7724.03302587">
                <text:p>287724.03302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474.142138567">
                <text:p>288474.1421385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9224.24725619">
                <text:p>289224.247256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9974.348524275">
                <text:p>289974.3485242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0724.446083091">
                <text:p>290724.4460830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1474.540067824">
                <text:p>291474.540067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2224.630608762">
                <text:p>292224.6306087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2974.71783147">
                <text:p>292974.717831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3724.801856962">
                <text:p>293724.8018569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4474.882801864">
                <text:p>294474.882801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5224.96077857">
                <text:p>295224.960778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5975.035895399">
                <text:p>295975.0358953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6725.108256737">
                <text:p>296725.108256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7475.177963181">
                <text:p>297475.1779631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8225.245111677">
                <text:p>298225.2451116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8975.30979565">
                <text:p>298975.309795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9725.372105131">
                <text:p>299725.372105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0475.432126879">
                <text:p>300475.432126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1225.489944501">
                <text:p>301225.4899445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975.545638565">
                <text:p>301975.5456385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2725.59928671">
                <text:p>302725.59928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3475.65096375">
                <text:p>303475.65096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4225.700741778">
                <text:p>304225.7007417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4975.748690265">
                <text:p>304975.7486902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725.794876153">
                <text:p>305725.7948761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475.839363946">
                <text:p>306475.8393639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7225.882215803">
                <text:p>307225.8822158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7975.923491614">
                <text:p>307975.9234916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8725.963249093">
                <text:p>308725.9632490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476.001543848">
                <text:p>309476.0015438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226.038429461">
                <text:p>310226.0384294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0976.07395756">
                <text:p>310976.073957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1726.108177895">
                <text:p>311726.1081778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2476.141138396">
                <text:p>312476.1411383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3226.172885249">
                <text:p>313226.1728852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3976.203462953">
                <text:p>313976.2034629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4726.232914385">
                <text:p>314726.2329143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5476.261280855">
                <text:p>315476.2612808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6226.288602166">
                <text:p>316226.2886021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6976.314916669">
                <text:p>316976.3149166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7726.340261313">
                <text:p>317726.3402613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8476.364671697">
                <text:p>318476.3646716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9226.38818212">
                <text:p>319226.38818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9976.410825627">
                <text:p>319976.4108256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0726.432634058">
                <text:p>320726.4326340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1476.453638084">
                <text:p>321476.453638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2226.47386726">
                <text:p>322226.47386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2976.493350057">
                <text:p>322976.4933500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3726.512113903">
                <text:p>323726.512113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4476.530185228">
                <text:p>324476.5301852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5226.547589488">
                <text:p>325226.5475894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5976.564351214">
                <text:p>325976.5643512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6726.580494033">
                <text:p>326726.580494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7476.596040711">
                <text:p>327476.596040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8226.611013179">
                <text:p>328226.6110131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8976.625432565">
                <text:p>328976.6254325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9726.639319221">
                <text:p>329726.6393192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0476.652692756">
                <text:p>330476.6526927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1226.665572059">
                <text:p>331226.6655720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1976.677975327">
                <text:p>331976.6779753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2726.68992009">
                <text:p>332726.689920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3476.701423234">
                <text:p>333476.7014232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4226.712501027">
                <text:p>334226.7125010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4976.723169139">
                <text:p>334976.723169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5726.733442667">
                <text:p>335726.733442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6476.743336152">
                <text:p>336476.7433361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7226.752863603">
                <text:p>337226.7528636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7976.762038513">
                <text:p>337976.7620385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8726.770873881">
                <text:p>338726.7708738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9476.779382228">
                <text:p>339476.7793822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0226.787575615">
                <text:p>340226.7875756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0976.79546566">
                <text:p>340976.795465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1726.803063555">
                <text:p>341726.803063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